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 manifest:media-type=""/>
  <manifest:file-entry manifest:full-path="ObjectReplacements/Object 50"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Times New Roman1" svg:font-family="'Times New Roman', Times, serif"/>
    <style:font-face style:name="Courier New" svg:font-family="'Courier New'" style:font-family-generic="roman"/>
    <style:font-face style:name="Liberation Sans" svg:font-family="'Liberation Sans'" style:font-family-generic="roman"/>
    <style:font-face style:name="OpenSymbol" svg:font-family="OpenSymbol" style:font-family-generic="roman"/>
    <style:font-face style:name="Segoe UI" svg:font-family="'Segoe UI'" style:font-family-generic="roman"/>
    <style:font-face style:name="Times New Roman" svg:font-family="'Times New Roman'" style:font-family-generic="roman"/>
    <style:font-face style:name="Courier New1" svg:font-family="'Courier New'" style:font-adornments="Regular" style:font-pitch="fixed"/>
    <style:font-face style:name="F" svg:font-family="" style:font-family-generic="system" style:font-pitch="variable"/>
    <style:font-face style:name="Arial"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3.751cm" fo:margin-left="1.441cm" fo:margin-top="0cm" fo:margin-bottom="0cm" table:align="left" style:writing-mode="lr-tb"/>
    </style:style>
    <style:style style:name="Table1.A" style:family="table-column">
      <style:table-column-properties style:column-width="13.751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Table2" style:family="table">
      <style:table-properties style:width="13.751cm" fo:margin-left="1.441cm" fo:margin-top="0cm" fo:margin-bottom="0cm" table:align="left" style:writing-mode="lr-tb"/>
    </style:style>
    <style:style style:name="Table2.A" style:family="table-column">
      <style:table-column-properties style:column-width="13.75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Table3" style:family="table">
      <style:table-properties style:width="13.751cm" fo:margin-left="1.441cm" fo:margin-top="0cm" fo:margin-bottom="0cm" table:align="left" style:writing-mode="lr-tb"/>
    </style:style>
    <style:style style:name="Table3.A" style:family="table-column">
      <style:table-column-properties style:column-width="13.751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P1" style:family="paragraph" style:parent-style-name="Heading_20_2" style:list-style-name="WWNum0">
      <style:paragraph-properties fo:margin-left="0cm" fo:margin-right="0cm" fo:text-indent="1.251cm" style:auto-text-indent="false"/>
    </style:style>
    <style:style style:name="P2" style:family="paragraph" style:parent-style-name="Heading_20_2" style:list-style-name="WWNum0">
      <style:paragraph-properties fo:margin-left="0cm" fo:margin-right="0cm" fo:text-indent="1.251cm" style:auto-text-indent="false" fo:break-before="page"/>
    </style:style>
    <style:style style:name="P3" style:family="paragraph" style:parent-style-name="Heading_20_3" style:list-style-name="WWNum0">
      <style:paragraph-properties fo:margin-left="0cm" fo:margin-right="0cm" fo:text-indent="1.251cm" style:auto-text-indent="false"/>
    </style:style>
    <style:style style:name="P4" style:family="paragraph" style:parent-style-name="Heading_20_3" style:list-style-name="">
      <style:paragraph-properties fo:margin-left="0cm" fo:margin-right="0cm" fo:margin-top="0cm" fo:margin-bottom="0.282cm" loext:contextual-spacing="false" fo:line-height="150%" fo:text-align="justify" style:justify-single-word="false" fo:orphans="2" fo:widows="2" fo:text-indent="1.3cm" style:auto-text-indent="false" style:writing-mode="lr-tb"/>
    </style:style>
    <style:style style:name="P5" style:family="paragraph" style:parent-style-name="Heading_20_3">
      <style:paragraph-properties fo:margin-top="0cm" fo:margin-bottom="0cm" loext:contextual-spacing="false" fo:line-height="150%" fo:text-align="justify" style:justify-single-word="false" fo:orphans="2" fo:widows="2" style:punctuation-wrap="hanging" style:writing-mode="lr-tb"/>
      <style:text-properties officeooo:rsid="0013efe1" officeooo:paragraph-rsid="0013efe1"/>
    </style:style>
    <style:style style:name="P6" style:family="paragraph" style:parent-style-name="Text_20_body" style:list-style-name="">
      <style:paragraph-properties fo:margin-left="0cm" fo:margin-right="0cm" fo:margin-top="0cm" fo:margin-bottom="0cm" loext:contextual-spacing="false" fo:line-height="150%" fo:text-align="justify" style:justify-single-word="false" fo:orphans="2" fo:widows="2" fo:text-indent="1.3cm" style:auto-text-indent="false" style:punctuation-wrap="simple" style:writing-mode="lr-tb"/>
    </style:style>
    <style:style style:name="P7" style:family="paragraph" style:parent-style-name="Text_20_body" style:list-style-name="WWNum10">
      <style:paragraph-properties style:writing-mode="lr-tb"/>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list-style-name="WWNum2"/>
    <style:style style:name="P10" style:family="paragraph" style:parent-style-name="Standard" style:list-style-name="WWNum3"/>
    <style:style style:name="P11" style:family="paragraph" style:parent-style-name="Standard" style:list-style-name="WWNum4"/>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text-align="center" style:justify-single-word="false"/>
      <style:text-properties fo:language="en" fo:country="US" fo:font-style="italic" style:font-style-asian="italic"/>
    </style:style>
    <style:style style:name="P15" style:family="paragraph" style:parent-style-name="Standard">
      <style:paragraph-properties fo:text-align="center" style:justify-single-word="false"/>
      <style:text-properties fo:font-style="italic" style:font-style-asian="italic"/>
    </style:style>
    <style:style style:name="P16" style:family="paragraph" style:parent-style-name="Standard">
      <style:text-properties officeooo:paragraph-rsid="0013efe1"/>
    </style:style>
    <style:style style:name="P17" style:family="paragraph" style:parent-style-name="Standard">
      <style:text-properties officeooo:paragraph-rsid="0014f91c"/>
    </style:style>
    <style:style style:name="P18" style:family="paragraph" style:parent-style-name="Standard">
      <style:text-properties officeooo:paragraph-rsid="0016ae94"/>
    </style:style>
    <style:style style:name="P19" style:family="paragraph" style:parent-style-name="Standard">
      <style:paragraph-properties fo:margin-left="0cm" fo:margin-right="0cm" fo:line-height="100%" fo:text-indent="0cm" style:auto-text-indent="false"/>
    </style:style>
    <style:style style:name="P20" style:family="paragraph" style:parent-style-name="Standard">
      <style:paragraph-properties fo:margin-left="0cm" fo:margin-right="0cm" fo:line-height="100%" fo:text-align="center" style:justify-single-word="false" fo:text-indent="0cm" style:auto-text-indent="false"/>
    </style:style>
    <style:style style:name="P21" style:family="paragraph" style:parent-style-name="Standard">
      <style:paragraph-properties fo:margin-left="0cm" fo:margin-right="0cm" fo:line-height="100%" fo:text-align="end" style:justify-single-word="false" fo:text-indent="0cm" style:auto-text-indent="false"/>
    </style:style>
    <style:style style:name="P22" style:family="paragraph" style:parent-style-name="Standard">
      <style:paragraph-properties fo:margin-left="0cm" fo:margin-right="0cm" fo:line-height="100%" fo:text-indent="0cm" style:auto-text-indent="false">
        <style:tab-stops>
          <style:tab-stop style:position="6.209cm"/>
          <style:tab-stop style:position="15.804cm"/>
        </style:tab-stops>
      </style:paragraph-properties>
    </style:style>
    <style:style style:name="P23" style:family="paragraph" style:parent-style-name="Standard">
      <style:paragraph-properties fo:margin-left="0cm" fo:margin-right="0cm" fo:line-height="100%" fo:text-align="center" style:justify-single-word="false" fo:text-indent="0cm" style:auto-text-indent="false"/>
      <style:text-properties fo:font-size="12pt" fo:font-style="italic" style:font-size-asian="12pt" style:font-style-asian="italic" style:font-size-complex="12pt"/>
    </style:style>
    <style:style style:name="P2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style:font-name="Times New Roman" fo:font-weight="bold" style:font-weight-asian="bold" style:font-size-complex="13pt"/>
    </style:style>
    <style:style style:name="P25" style:family="paragraph" style:parent-style-name="Standard" style:master-page-name="First_20_Page">
      <style:paragraph-properties fo:margin-left="0cm" fo:margin-right="0cm" fo:line-height="100%" fo:text-align="center" style:justify-single-word="false" fo:text-indent="0cm" style:auto-text-indent="false" style:page-number="auto"/>
    </style:style>
    <style:style style:name="P26" style:family="paragraph" style:parent-style-name="Standard">
      <style:paragraph-properties fo:margin-left="0cm" fo:margin-right="-0.053cm" fo:line-height="100%" fo:text-align="center" style:justify-single-word="false" fo:text-indent="0cm" style:auto-text-indent="false"/>
      <style:text-properties style:font-name-asian="Times New Roman2" style:language-asian="ru" style:country-asian="RU" style:font-name-complex="Times New Roman2" style:font-size-complex="14pt"/>
    </style:style>
    <style:style style:name="P27" style:family="paragraph" style:parent-style-name="Standard">
      <style:paragraph-properties fo:margin-left="0cm" fo:margin-right="-0.053cm" fo:line-height="100%" fo:text-align="center" style:justify-single-word="false" fo:text-indent="0cm" style:auto-text-indent="false"/>
      <style:text-properties fo:font-weight="bold" style:font-name-asian="Times New Roman2" style:language-asian="ru" style:country-asian="RU" style:font-weight-asian="bold" style:font-name-complex="Times New Roman2" style:font-size-complex="14pt"/>
    </style:style>
    <style:style style:name="P28" style:family="paragraph" style:parent-style-name="Standard">
      <style:paragraph-properties fo:margin-left="0cm" fo:margin-right="-0.053cm" fo:line-height="100%" fo:text-align="center" style:justify-single-word="false" fo:text-indent="0cm" style:auto-text-indent="false"/>
    </style:style>
    <style:style style:name="P29" style:family="paragraph" style:parent-style-name="Standard">
      <style:paragraph-properties fo:margin-left="0cm" fo:margin-right="-0.053cm" fo:margin-top="0cm" fo:margin-bottom="0cm" loext:contextual-spacing="false" fo:line-height="100%" fo:text-align="center" style:justify-single-word="false" fo:text-indent="0cm" style:auto-text-indent="false"/>
    </style:style>
    <style:style style:name="P30" style:family="paragraph" style:parent-style-name="Standard">
      <style:paragraph-properties fo:margin-left="0.318cm" fo:margin-right="-0.6cm" fo:line-height="100%" fo:text-align="center" style:justify-single-word="false" fo:text-indent="0cm" style:auto-text-indent="false"/>
      <style:text-properties style:font-name-asian="Times New Roman2" style:language-asian="ru" style:country-asian="RU" style:font-name-complex="Times New Roman2" style:font-size-complex="14pt"/>
    </style:style>
    <style:style style:name="P31" style:family="paragraph" style:parent-style-name="Standard">
      <style:paragraph-properties fo:margin-left="6.242cm" fo:margin-right="0cm" fo:line-height="100%" fo:text-indent="0.002cm" style:auto-text-indent="false"/>
    </style:style>
    <style:style style:name="P32" style:family="paragraph" style:parent-style-name="Standard">
      <style:paragraph-properties fo:margin-left="4.994cm" fo:margin-right="0cm" fo:line-height="100%" fo:text-indent="1.249cm" style:auto-text-indent="false"/>
    </style:style>
    <style:style style:name="P33" style:family="paragraph" style:parent-style-name="Standard">
      <style:paragraph-properties fo:margin-left="7.502cm" fo:margin-right="0cm" fo:line-height="100%" fo:text-indent="1.24cm" style:auto-text-indent="false"/>
    </style:style>
    <style:style style:name="P34" style:family="paragraph" style:parent-style-name="Standard">
      <style:paragraph-properties fo:margin-left="7.502cm" fo:margin-right="0cm" fo:line-height="100%" fo:text-align="center" style:justify-single-word="false" fo:text-indent="1.24cm" style:auto-text-indent="false"/>
    </style:style>
    <style:style style:name="P35" style:family="paragraph" style:parent-style-name="Standard">
      <style:paragraph-properties fo:margin-left="6.2cm" fo:margin-right="0.3cm" fo:margin-top="0cm" fo:margin-bottom="0cm" loext:contextual-spacing="false" fo:line-height="100%" fo:text-align="justify" style:justify-single-word="false" fo:orphans="2" fo:widows="2" fo:text-indent="0cm" style:auto-text-indent="false" style:writing-mode="lr-tb">
        <style:tab-stops>
          <style:tab-stop style:position="6.068cm"/>
          <style:tab-stop style:position="16.016cm"/>
        </style:tab-stops>
      </style:paragraph-properties>
    </style:style>
    <style:style style:name="P36" style:family="paragraph" style:parent-style-name="Standard">
      <style:paragraph-properties fo:break-before="page"/>
    </style:style>
    <style:style style:name="P37" style:family="paragraph" style:parent-style-name="Standard">
      <style:paragraph-properties fo:text-align="center" style:justify-single-word="false" fo:break-before="page"/>
    </style:style>
    <style:style style:name="P38" style:family="paragraph" style:parent-style-name="Standard" style:list-style-name="">
      <style:paragraph-properties fo:margin-left="0cm" fo:margin-right="0cm" fo:margin-top="0cm" fo:margin-bottom="0.282cm" loext:contextual-spacing="false" fo:line-height="150%" fo:text-align="justify" style:justify-single-word="false" fo:orphans="2" fo:widows="2" fo:text-indent="1.3cm" style:auto-text-indent="false" style:writing-mode="lr-tb"/>
    </style:style>
    <style:style style:name="P39" style:family="paragraph" style:parent-style-name="Standard" style:list-style-name="">
      <style:paragraph-properties fo:margin-left="0cm" fo:margin-right="0cm" fo:margin-top="0cm" fo:margin-bottom="0cm" loext:contextual-spacing="false" fo:line-height="150%" fo:text-align="justify" style:justify-single-word="false" fo:orphans="2" fo:widows="2" fo:text-indent="1.3cm" style:auto-text-indent="false" style:writing-mode="lr-tb"/>
    </style:style>
    <style:style style:name="P40" style:family="paragraph" style:parent-style-name="Standard" style:list-style-name="">
      <style:paragraph-properties fo:margin-left="0cm" fo:margin-right="0cm" fo:margin-top="0cm" fo:margin-bottom="0cm" loext:contextual-spacing="false" fo:line-height="150%" fo:text-align="justify" style:justify-single-word="false" fo:orphans="2" fo:widows="2" fo:text-indent="1.3cm" style:auto-text-indent="false" style:punctuation-wrap="simple" style:writing-mode="lr-tb"/>
      <style:text-properties officeooo:paragraph-rsid="0013efe1"/>
    </style:style>
    <style:style style:name="P41" style:family="paragraph" style:parent-style-name="Standard">
      <style:paragraph-properties fo:margin-left="0cm" fo:margin-right="0cm" fo:margin-top="0cm" fo:margin-bottom="0cm" loext:contextual-spacing="false" fo:line-height="150%" fo:text-align="justify" style:justify-single-word="false" fo:orphans="2" fo:widows="2" fo:text-indent="1.6cm" style:auto-text-indent="false" style:punctuation-wrap="hanging" style:writing-mode="lr-tb"/>
      <style:text-properties officeooo:paragraph-rsid="0013efe1"/>
    </style:style>
    <style:style style:name="P42" style:family="paragraph" style:parent-style-name="Standard" style:list-style-name="WWNum4">
      <style:paragraph-properties fo:margin-top="0cm" fo:margin-bottom="0cm" loext:contextual-spacing="false" fo:line-height="150%" fo:text-align="justify" style:justify-single-word="false" fo:orphans="2" fo:widows="2" style:punctuation-wrap="hanging" style:writing-mode="lr-tb"/>
      <style:text-properties officeooo:paragraph-rsid="0013efe1"/>
    </style:style>
    <style:style style:name="P43" style:family="paragraph" style:parent-style-name="Standard">
      <style:paragraph-properties fo:margin-top="0cm" fo:margin-bottom="0cm" loext:contextual-spacing="false" fo:line-height="150%" fo:text-align="justify" style:justify-single-word="false" fo:orphans="2" fo:widows="2" style:punctuation-wrap="hanging" style:writing-mode="lr-tb"/>
      <style:text-properties officeooo:paragraph-rsid="0013efe1"/>
    </style:style>
    <style:style style:name="P44" style:family="paragraph" style:parent-style-name="Standard" style:list-style-name="WWNum6">
      <style:paragraph-properties fo:margin-top="0cm" fo:margin-bottom="0cm" loext:contextual-spacing="false" fo:line-height="150%" fo:text-align="justify" style:justify-single-word="false" fo:orphans="2" fo:widows="2" style:punctuation-wrap="hanging" style:writing-mode="lr-tb"/>
      <style:text-properties officeooo:paragraph-rsid="0013efe1"/>
    </style:style>
    <style:style style:name="P45" style:family="paragraph" style:parent-style-name="Standard" style:list-style-name="WWNum15">
      <style:paragraph-properties fo:margin-top="0cm" fo:margin-bottom="0cm" loext:contextual-spacing="false" fo:line-height="150%" fo:text-align="justify" style:justify-single-word="false" fo:orphans="2" fo:widows="2" style:punctuation-wrap="hanging" style:writing-mode="lr-tb"/>
      <style:text-properties officeooo:paragraph-rsid="0013efe1"/>
    </style:style>
    <style:style style:name="P46" style:family="paragraph" style:parent-style-name="Standard" style:list-style-name="WWNum4">
      <style:paragraph-properties fo:margin-top="0cm" fo:margin-bottom="0cm" loext:contextual-spacing="false" fo:line-height="150%" fo:text-align="justify" style:justify-single-word="false" fo:orphans="2" fo:widows="2" style:punctuation-wrap="hanging" style:writing-mode="lr-tb"/>
      <style:text-properties officeooo:rsid="0013efe1" officeooo:paragraph-rsid="0013efe1"/>
    </style:style>
    <style:style style:name="P47" style:family="paragraph" style:parent-style-name="Standard">
      <style:paragraph-properties fo:margin-top="0cm" fo:margin-bottom="0cm" loext:contextual-spacing="false" fo:line-height="150%" fo:text-align="justify" style:justify-single-word="false" fo:orphans="2" fo:widows="2" style:punctuation-wrap="hanging" style:writing-mode="lr-tb"/>
      <style:text-properties officeooo:rsid="0013efe1" officeooo:paragraph-rsid="0013efe1"/>
    </style:style>
    <style:style style:name="P48" style:family="paragraph" style:parent-style-name="Footer">
      <style:paragraph-properties fo:text-align="center" style:justify-single-word="false"/>
    </style:style>
    <style:style style:name="P49" style:family="paragraph" style:parent-style-name="Body_20_Paper_20_Text">
      <style:paragraph-properties fo:margin-top="0cm" fo:margin-bottom="0.212cm" loext:contextual-spacing="false" fo:line-height="150%" fo:text-align="justify" style:justify-single-word="false" fo:orphans="2" fo:widows="2" style:punctuation-wrap="hanging" style:writing-mode="lr-tb">
        <style:tab-stops>
          <style:tab-stop style:position="6.068cm"/>
          <style:tab-stop style:position="14.605cm"/>
        </style:tab-stops>
      </style:paragraph-properties>
      <style:text-properties officeooo:paragraph-rsid="0013efe1"/>
    </style:style>
    <style:style style:name="P50" style:family="paragraph" style:parent-style-name="Body_20_Paper_20_Text">
      <style:paragraph-properties fo:margin-top="0cm" fo:margin-bottom="0.212cm" loext:contextual-spacing="false">
        <style:tab-stops>
          <style:tab-stop style:position="5.292cm"/>
          <style:tab-stop style:position="14.64cm"/>
        </style:tab-stops>
      </style:paragraph-properties>
      <style:text-properties officeooo:paragraph-rsid="0013efe1"/>
    </style:style>
    <style:style style:name="P51" style:family="paragraph" style:parent-style-name="Body_20_Paper_20_Text">
      <style:text-properties style:font-name="Times New Roman" fo:font-size="14pt" officeooo:paragraph-rsid="0013efe1" style:font-size-asian="14pt" style:font-size-complex="14pt"/>
    </style:style>
    <style:style style:name="P52" style:family="paragraph" style:parent-style-name="Body_20_Paper_20_Text">
      <style:paragraph-properties>
        <style:tab-stops>
          <style:tab-stop style:position="2.501cm"/>
        </style:tab-stops>
      </style:paragraph-properties>
      <style:text-properties officeooo:paragraph-rsid="0013efe1"/>
    </style:style>
    <style:style style:name="P53" style:family="paragraph" style:parent-style-name="Body_20_Paper_20_Text">
      <style:text-properties officeooo:paragraph-rsid="0013efe1"/>
    </style:style>
    <style:style style:name="P54" style:family="paragraph" style:parent-style-name="Body_20_Paper_20_Text">
      <style:paragraph-properties fo:margin-left="0cm" fo:margin-right="0cm" fo:margin-top="0.212cm" fo:margin-bottom="0.212cm" loext:contextual-spacing="false" fo:text-indent="0cm" style:auto-text-indent="false">
        <style:tab-stops>
          <style:tab-stop style:position="6.315cm"/>
          <style:tab-stop style:position="14.534cm"/>
        </style:tab-stops>
      </style:paragraph-properties>
      <style:text-properties officeooo:paragraph-rsid="0013efe1"/>
    </style:style>
    <style:style style:name="P55" style:family="paragraph" style:parent-style-name="Body_20_Paper_20_Text">
      <style:paragraph-properties fo:margin-left="0cm" fo:margin-right="0cm" fo:margin-top="0.212cm" fo:margin-bottom="0.212cm" loext:contextual-spacing="false" fo:text-indent="0cm" style:auto-text-indent="false">
        <style:tab-stops>
          <style:tab-stop style:position="5.398cm"/>
          <style:tab-stop style:position="8.001cm" style:type="right"/>
          <style:tab-stop style:position="14.499cm"/>
        </style:tab-stops>
      </style:paragraph-properties>
      <style:text-properties officeooo:paragraph-rsid="0013efe1"/>
    </style:style>
    <style:style style:name="P56" style:family="paragraph" style:parent-style-name="Body_20_Paper_20_Text">
      <style:paragraph-properties fo:margin-left="0cm" fo:margin-right="0cm" fo:margin-top="0.212cm" fo:margin-bottom="0.212cm" loext:contextual-spacing="false" fo:text-indent="0cm" style:auto-text-indent="false">
        <style:tab-stops>
          <style:tab-stop style:position="5.997cm"/>
          <style:tab-stop style:position="14.499cm"/>
        </style:tab-stops>
      </style:paragraph-properties>
      <style:text-properties officeooo:paragraph-rsid="0013efe1"/>
    </style:style>
    <style:style style:name="P57" style:family="paragraph" style:parent-style-name="Body_20_Paper_20_Text">
      <style:paragraph-properties fo:margin-left="0cm" fo:margin-right="0cm" fo:margin-top="0.212cm" fo:margin-bottom="0.212cm" loext:contextual-spacing="false" fo:text-indent="0cm" style:auto-text-indent="false">
        <style:tab-stops>
          <style:tab-stop style:position="6.491cm"/>
          <style:tab-stop style:position="14.499cm"/>
        </style:tab-stops>
      </style:paragraph-properties>
      <style:text-properties officeooo:paragraph-rsid="0013efe1"/>
    </style:style>
    <style:style style:name="P58" style:family="paragraph" style:parent-style-name="Body_20_Paper_20_Text">
      <style:paragraph-properties fo:margin-left="0cm" fo:margin-right="0cm" fo:margin-top="0.212cm" fo:margin-bottom="0.212cm" loext:contextual-spacing="false" fo:text-indent="0cm" style:auto-text-indent="false">
        <style:tab-stops>
          <style:tab-stop style:position="5.398cm"/>
          <style:tab-stop style:position="14.499cm"/>
        </style:tab-stops>
      </style:paragraph-properties>
      <style:text-properties officeooo:paragraph-rsid="0013efe1"/>
    </style:style>
    <style:style style:name="P59" style:family="paragraph" style:parent-style-name="Body_20_Paper_20_Text">
      <style:paragraph-properties fo:margin-left="0cm" fo:margin-right="0cm" fo:margin-top="0.212cm" fo:margin-bottom="0.212cm" loext:contextual-spacing="false" fo:text-align="start" style:justify-single-word="false" fo:text-indent="0cm" style:auto-text-indent="false">
        <style:tab-stops>
          <style:tab-stop style:position="3.501cm"/>
          <style:tab-stop style:position="14.993cm"/>
        </style:tab-stops>
      </style:paragraph-properties>
      <style:text-properties officeooo:paragraph-rsid="0013efe1"/>
    </style:style>
    <style:style style:name="P60" style:family="paragraph" style:parent-style-name="Body_20_Paper_20_Text">
      <style:paragraph-properties fo:margin-left="0cm" fo:margin-right="0cm" fo:margin-top="0cm" fo:margin-bottom="0.212cm" loext:contextual-spacing="false" fo:text-align="start" style:justify-single-word="false" fo:text-indent="0cm" style:auto-text-indent="false">
        <style:tab-stops>
          <style:tab-stop style:position="3.752cm"/>
          <style:tab-stop style:position="14.596cm"/>
        </style:tab-stops>
      </style:paragraph-properties>
      <style:text-properties officeooo:paragraph-rsid="0013efe1"/>
    </style:style>
    <style:style style:name="P61" style:family="paragraph" style:parent-style-name="Body_20_Paper_20_Text">
      <style:paragraph-properties fo:margin-left="1.3cm" fo:margin-right="0cm" fo:margin-top="0cm" fo:margin-bottom="0cm" loext:contextual-spacing="false" fo:line-height="150%" fo:text-align="justify" style:justify-single-word="false" fo:orphans="2" fo:widows="2" fo:text-indent="0.801cm" style:auto-text-indent="false" style:punctuation-wrap="hanging" style:writing-mode="lr-tb"/>
      <style:text-properties officeooo:paragraph-rsid="0013efe1"/>
    </style:style>
    <style:style style:name="P62" style:family="paragraph" style:parent-style-name="Body_20_Paper_20_Text">
      <style:paragraph-properties fo:margin-left="1.199cm" fo:margin-right="0cm" fo:margin-top="0cm" fo:margin-bottom="0cm" loext:contextual-spacing="false" fo:line-height="150%" fo:text-align="justify" style:justify-single-word="false" fo:orphans="2" fo:widows="2" fo:text-indent="0.801cm" style:auto-text-indent="false" style:punctuation-wrap="hanging" style:writing-mode="lr-tb"/>
      <style:text-properties officeooo:paragraph-rsid="0013efe1"/>
    </style:style>
    <style:style style:name="P63" style:family="paragraph" style:parent-style-name="Body_20_Paper_20_Text">
      <style:paragraph-properties fo:margin-top="0.212cm" fo:margin-bottom="0.212cm" loext:contextual-spacing="false" fo:text-align="center" style:justify-single-word="false">
        <style:tab-stops>
          <style:tab-stop style:position="4.798cm"/>
          <style:tab-stop style:position="5.292cm"/>
          <style:tab-stop style:position="14.499cm"/>
        </style:tab-stops>
      </style:paragraph-properties>
      <style:text-properties officeooo:paragraph-rsid="0013efe1"/>
    </style:style>
    <style:style style:name="P64" style:family="paragraph" style:parent-style-name="Body_20_Paper_20_Text">
      <style:paragraph-properties fo:margin-top="0.212cm" fo:margin-bottom="0.212cm" loext:contextual-spacing="false" fo:text-align="start" style:justify-single-word="false">
        <style:tab-stops>
          <style:tab-stop style:position="6.218cm"/>
          <style:tab-stop style:position="14.596cm"/>
        </style:tab-stops>
      </style:paragraph-properties>
      <style:text-properties officeooo:paragraph-rsid="0013efe1"/>
    </style:style>
    <style:style style:name="P65" style:family="paragraph" style:parent-style-name="Body_20_Paper_20_Text">
      <style:paragraph-properties fo:margin-left="1.27cm" fo:margin-right="0cm" fo:text-indent="-0.769cm" style:auto-text-indent="false"/>
      <style:text-properties officeooo:paragraph-rsid="0013efe1"/>
    </style:style>
    <style:style style:name="P66" style:family="paragraph" style:parent-style-name="Body_20_Paper_20_Text">
      <style:paragraph-properties fo:margin-top="0.212cm" fo:margin-bottom="0cm" loext:contextual-spacing="false">
        <style:tab-stops>
          <style:tab-stop style:position="3.251cm"/>
        </style:tab-stops>
      </style:paragraph-properties>
      <style:text-properties officeooo:paragraph-rsid="0013efe1"/>
    </style:style>
    <style:style style:name="P67" style:family="paragraph" style:parent-style-name="Body_20_Paper_20_Text">
      <style:paragraph-properties fo:margin-top="0.212cm" fo:margin-bottom="0cm" loext:contextual-spacing="false" fo:text-align="start" style:justify-single-word="false">
        <style:tab-stops>
          <style:tab-stop style:position="2.251cm"/>
        </style:tab-stops>
      </style:paragraph-properties>
      <style:text-properties officeooo:paragraph-rsid="0013efe1"/>
    </style:style>
    <style:style style:name="P68" style:family="paragraph" style:parent-style-name="Body_20_Paper_20_Text">
      <style:paragraph-properties fo:margin-top="0.212cm" fo:margin-bottom="0cm" loext:contextual-spacing="false">
        <style:tab-stops>
          <style:tab-stop style:position="6.103cm"/>
          <style:tab-stop style:position="14.57cm"/>
        </style:tab-stops>
      </style:paragraph-properties>
      <style:text-properties officeooo:paragraph-rsid="0013efe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name-asian="Times New Roman2" style:language-asian="ru" style:country-asian="RU" style:font-style-asian="italic" style:font-name-complex="Times New Roman2" style:font-size-complex="14pt"/>
    </style:style>
    <style:style style:name="T5" style:family="text">
      <style:text-properties style:text-underline-style="none" fo:font-weight="normal" style:font-name-asian="Times New Roman2" style:language-asian="ru" style:country-asian="RU" style:font-weight-asian="normal" style:font-name-complex="Times New Roman2" style:font-size-complex="14pt" style:font-weight-complex="normal"/>
    </style:style>
    <style:style style:name="T6" style:family="text">
      <style:text-properties style:font-name="Times New Roman" fo:font-style="italic" style:font-name-asian="Times New Roman2" style:language-asian="ru" style:country-asian="RU" style:font-style-asian="italic" style:font-name-complex="Times New Roman2" style:font-size-complex="14pt"/>
    </style:style>
    <style:style style:name="T7" style:family="text">
      <style:text-properties style:font-name-asian="Times New Roman2" style:language-asian="ru" style:country-asian="RU" style:font-name-complex="Times New Roman2" style:font-size-complex="14pt"/>
    </style:style>
    <style:style style:name="T8" style:family="text">
      <style:text-properties style:text-underline-style="solid" style:text-underline-width="auto" style:text-underline-color="font-color"/>
    </style:style>
    <style:style style:name="T9" style:family="text">
      <style:text-properties fo:font-size="12pt" fo:font-style="italic" style:font-size-asian="12pt" style:font-style-asian="italic" style:font-size-complex="12pt"/>
    </style:style>
    <style:style style:name="T10" style:family="text">
      <style:text-properties style:use-window-font-color="true"/>
    </style:style>
    <style:style style:name="T11" style:family="text">
      <style:text-properties style:use-window-font-color="true" fo:font-weight="bold" style:font-weight-asian="bold" style:font-weight-complex="bold"/>
    </style:style>
    <style:style style:name="T12" style:family="text">
      <style:text-properties style:use-window-font-color="true" fo:font-size="14pt" style:font-size-asian="14pt" style:font-size-complex="14pt"/>
    </style:style>
    <style:style style:name="T13" style:family="text">
      <style:text-properties style:use-window-font-color="true" style:font-name="Times New Roman" fo:font-weight="bold" style:font-weight-asian="bold" style:font-size-complex="13pt"/>
    </style:style>
    <style:style style:name="T14" style:family="text">
      <style:text-properties style:use-window-font-color="true" style:font-name="Times New Roman" fo:font-weight="bold" style:font-weight-asian="bold" style:font-size-complex="13pt" style:font-weight-complex="bold"/>
    </style:style>
    <style:style style:name="T15" style:family="text">
      <style:text-properties style:use-window-font-color="true" style:font-name="Times New Roman" fo:font-weight="bold" style:font-weight-asian="bold"/>
    </style:style>
    <style:style style:name="T16" style:family="text">
      <style:text-properties style:use-window-font-color="true" style:font-name="Times New Roman" fo:font-weight="normal" style:font-weight-asian="normal" style:font-size-complex="13pt"/>
    </style:style>
    <style:style style:name="T17" style:family="text">
      <style:text-properties style:use-window-font-color="true" style:font-name="Times New Roman" fo:font-weight="normal" officeooo:rsid="0013efe1" style:font-weight-asian="normal" style:font-size-complex="13pt" style:font-weight-complex="normal"/>
    </style:style>
    <style:style style:name="T18" style:family="text">
      <style:text-properties style:use-window-font-color="true" style:font-name="Times New Roman" fo:font-weight="normal" style:font-weight-asian="normal" style:font-size-complex="13pt" style:font-weight-complex="normal"/>
    </style:style>
    <style:style style:name="T19" style:family="text">
      <style:text-properties style:use-window-font-color="true" style:font-name="Times New Roman" fo:font-weight="normal" officeooo:rsid="0017f5c0" style:font-weight-asian="normal" style:font-size-complex="13pt"/>
    </style:style>
    <style:style style:name="T20" style:family="text">
      <style:text-properties style:use-window-font-color="true" style:font-name="Times New Roman" fo:font-weight="normal" style:font-name-asian="F" style:font-weight-asian="normal" style:font-size-complex="13pt"/>
    </style:style>
    <style:style style:name="T21" style:family="text">
      <style:text-properties style:use-window-font-color="true" style:font-name="Times New Roman" fo:font-size="14pt" fo:font-weight="normal" style:font-size-asian="14pt" style:font-weight-asian="normal" style:font-size-complex="14pt" style:font-weight-complex="normal"/>
    </style:style>
    <style:style style:name="T22" style:family="text">
      <style:text-properties style:use-window-font-color="true" style:font-name="Times New Roman" fo:font-size="14pt" fo:font-weight="normal" officeooo:rsid="0013efe1" style:font-size-asian="14pt" style:font-weight-asian="normal" style:font-size-complex="14pt" style:font-weight-complex="normal"/>
    </style:style>
    <style:style style:name="T23" style:family="text">
      <style:text-properties fo:font-size="14pt" style:font-size-asian="14pt" style:font-size-complex="14pt"/>
    </style:style>
    <style:style style:name="T24" style:family="text">
      <style:text-properties fo:font-size="14pt" style:font-size-asian="14pt" style:font-size-complex="14pt" style:font-style-complex="italic"/>
    </style:style>
    <style:style style:name="T25" style:family="text">
      <style:text-properties fo:font-size="14pt" officeooo:rsid="0013efe1" style:font-size-asian="14pt" style:font-size-complex="14pt"/>
    </style:style>
    <style:style style:name="T26" style:family="text">
      <style:text-properties fo:font-size="14pt" style:font-size-asian="14pt" style:font-name-complex="Times New Roman2" style:font-size-complex="14pt"/>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style="normal" style:font-size-asian="14pt" style:font-style-asian="normal" style:font-size-complex="10pt" style:font-style-complex="normal"/>
    </style:style>
    <style:style style:name="T29" style:family="text">
      <style:text-properties fo:font-size="14pt" fo:font-style="normal" style:font-size-asian="14pt" style:font-style-asian="normal" style:font-size-complex="14pt"/>
    </style:style>
    <style:style style:name="T30" style:family="text">
      <style:text-properties fo:font-size="14pt" fo:font-style="normal" style:font-size-asian="14pt" style:font-style-asian="normal" style:font-size-complex="14pt" style:font-style-complex="normal"/>
    </style:style>
    <style:style style:name="T31" style:family="text">
      <style:text-properties fo:font-size="14pt" fo:font-style="italic" style:font-size-asian="14pt" style:font-style-asian="italic" style:font-size-complex="14pt"/>
    </style:style>
    <style:style style:name="T32" style:family="text">
      <style:text-properties fo:font-size="14pt" fo:font-style="italic" style:font-size-asian="14pt" style:font-style-asian="italic" style:font-size-complex="14pt" style:font-style-complex="italic"/>
    </style:style>
    <style:style style:name="T33" style:family="text">
      <style:text-properties fo:font-size="14pt" fo:language="en" fo:country="US" fo:font-style="italic" style:font-size-asian="14pt" style:font-style-asian="italic" style:font-size-complex="14pt"/>
    </style:style>
    <style:style style:name="T34" style:family="text">
      <style:text-properties fo:font-size="14pt" fo:language="en" fo:country="US" fo:font-style="italic" style:font-size-asian="14pt" style:font-style-asian="italic" style:font-size-complex="14pt" style:font-style-complex="italic"/>
    </style:style>
    <style:style style:name="T35" style:family="text">
      <style:text-properties fo:font-size="14pt" fo:language="en" fo:country="US" style:font-size-asian="14pt" style:font-size-complex="14pt"/>
    </style:style>
    <style:style style:name="T36" style:family="text">
      <style:text-properties fo:font-size="14pt" fo:language="en" fo:country="US" style:font-size-asian="14pt" style:font-name-complex="Times New Roman2" style:font-size-complex="14pt"/>
    </style:style>
    <style:style style:name="T37" style:family="text">
      <style:text-properties fo:font-variant="normal" fo:text-transform="none" fo:color="#000000" fo:font-size="14pt" fo:letter-spacing="normal" fo:font-style="normal" fo:font-weight="normal" style:font-size-asian="14pt" style:font-style-asian="normal" style:font-weight-asian="normal"/>
    </style:style>
    <style:style style:name="T38" style:family="text">
      <style:text-properties fo:font-variant="normal" fo:text-transform="none" fo:color="#000000" style:font-name="Times New Roman" fo:font-size="14pt" fo:letter-spacing="normal" fo:font-style="normal" fo:font-weight="normal" style:font-size-asian="14pt" style:font-style-asian="normal" style:font-weight-asian="normal" style:font-size-complex="13pt"/>
    </style:style>
    <style:style style:name="T39" style:family="text">
      <style:text-properties fo:language="en" fo:country="US"/>
    </style:style>
    <style:style style:name="T40" style:family="text">
      <style:text-properties fo:language="en" fo:country="US" fo:font-weight="bold" style:font-weight-asian="bold"/>
    </style:style>
    <style:style style:name="T41" style:family="text">
      <style:text-properties fo:language="en" fo:country="US" fo:font-style="italic" style:font-style-asian="italic"/>
    </style:style>
    <style:style style:name="T42" style:family="text">
      <style:text-properties fo:font-weight="normal" style:font-weight-asian="normal"/>
    </style:style>
    <style:style style:name="T43" style:family="text">
      <style:text-properties fo:font-weight="normal" style:font-weight-asian="normal" style:font-weight-complex="normal"/>
    </style:style>
    <style:style style:name="T44" style:family="text">
      <style:text-properties style:text-position="sub 58%" fo:font-size="14pt" fo:language="en" fo:country="US" fo:font-style="italic" style:font-size-asian="14pt" style:font-style-asian="italic" style:font-size-complex="14pt"/>
    </style:style>
    <style:style style:name="T45" style:family="text">
      <style:text-properties style:text-position="sub 58%" fo:font-size="14pt" fo:language="en" fo:country="US" fo:font-style="italic" style:font-size-asian="14pt" style:font-style-asian="italic" style:font-size-complex="14pt" style:font-style-complex="italic"/>
    </style:style>
    <style:style style:name="T46" style:family="text">
      <style:text-properties style:text-position="sub 58%" fo:font-size="14pt" fo:font-style="italic" style:font-size-asian="14pt" style:font-style-asian="italic" style:font-size-complex="14pt"/>
    </style:style>
    <style:style style:name="T47" style:family="text">
      <style:text-properties style:text-position="sub 58%" fo:font-size="14pt" fo:font-style="italic" style:font-size-asian="14pt" style:font-style-asian="italic" style:font-size-complex="14pt" style:font-style-complex="italic"/>
    </style:style>
    <style:style style:name="T48" style:family="text">
      <style:text-properties style:text-position="sub 58%" fo:font-size="14pt" style:font-size-asian="14pt" style:font-size-complex="14pt"/>
    </style:style>
    <style:style style:name="T49" style:family="text">
      <style:text-properties officeooo:rsid="0013efe1"/>
    </style:style>
    <style:style style:name="T50" style:family="text">
      <style:text-properties style:text-position="super 58%" fo:font-size="14pt" style:font-size-asian="14pt" style:font-size-complex="14pt"/>
    </style:style>
    <style:style style:name="T51" style:family="text">
      <style:text-properties style:text-position="super 58%" fo:font-size="14pt" style:font-size-asian="14pt" style:font-size-complex="14pt" style:font-style-complex="italic"/>
    </style:style>
    <style:style style:name="T52" style:family="text">
      <style:text-properties style:text-position="super 58%" fo:font-size="14pt" fo:language="en" fo:country="US" style:font-size-asian="14pt" style:font-size-complex="14pt"/>
    </style:style>
    <style:style style:name="T53" style:family="text">
      <style:text-properties style:text-position="super 58%" fo:font-size="14pt" fo:font-style="italic" style:font-size-asian="14pt" style:font-style-asian="italic" style:font-size-complex="14pt"/>
    </style:style>
    <style:style style:name="T54" style:family="text">
      <style:text-properties style:text-position="0% 100%" fo:font-size="14pt" style:font-size-asian="14pt" style:font-size-complex="14pt"/>
    </style:style>
    <style:style style:name="T55" style:family="text">
      <style:text-properties style:text-position="0% 100%" fo:font-size="14pt" style:font-size-asian="14pt" style:font-size-complex="14pt" style:font-style-complex="italic"/>
    </style:style>
    <style:style style:name="T56" style:family="text">
      <style:text-properties officeooo:rsid="0014f91c"/>
    </style:style>
    <style:style style:name="T57" style:family="text">
      <style:text-properties style:font-name="Times New Roman1"/>
    </style:style>
    <style:style style:name="T58" style:family="text">
      <style:text-properties officeooo:rsid="0016ae94"/>
    </style:style>
    <style:style style:name="T59" style:family="text">
      <style:text-properties officeooo:rsid="0017d720"/>
    </style:style>
    <style:style style:name="fr1"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Part2"/>
      </text:sequence-decls>
      <text:p text:style-name="P25"><text:span text:style-name="T1">Федеральное государственное бюджетное образовательное учреждение<text:line-break/>высшего образования<text:line-break/>«Саратовский государственный технический университет имени<text:line-break/>Гагарина Ю.А.»</text:span></text:p>
      <text:p text:style-name="P19"/>
      <text:p text:style-name="P21"><text:span text:style-name="T3">На правах рукописи</text:span></text:p>
      <text:p text:style-name="P21"/>
      <text:p text:style-name="P21"/>
      <text:p text:style-name="P20"><text:span text:style-name="T1">Петров Андрей Сергеевич</text:span></text:p>
      <text:p text:style-name="P20"/>
      <text:p text:style-name="P20"/>
      <text:p text:style-name="P26"/>
      <text:p text:style-name="P20"><text:span text:style-name="T5">МАТЕМАТИЧЕСКИЕ МОДЕЛИ И МЕТОДЫ ИЗВЛЕЧЕНИЯ ТЕРМИНОВ ИЗ РУССКОЯЗЫЧНЫХ ТЕКСТОВ</text:span></text:p>
      <table:table table:name="Table1" table:style-name="Table1">
        <table:table-column table:style-name="Table1.A"/>
        <table:table-row table:style-name="Table1.1">
          <table:table-cell table:style-name="Table1.A1" office:value-type="string">
            <text:p text:style-name="P29"><text:span text:style-name="T4">(наименование темы научно-квалификационной работы)</text:span></text:p>
          </table:table-cell>
        </table:table-row>
      </table:table>
      <text:p text:style-name="P27"/>
      <text:p text:style-name="P28"><text:span text:style-name="T7">09.06.01 Информатика и вычислительная техника</text:span></text:p>
      <table:table table:name="Table2" table:style-name="Table2">
        <table:table-column table:style-name="Table2.A"/>
        <table:table-row table:style-name="Table2.1">
          <table:table-cell table:style-name="Table2.A1" office:value-type="string">
            <text:p text:style-name="P29"><text:span text:style-name="T4">(код и наименование направления)</text:span></text:p>
          </table:table-cell>
        </table:table-row>
      </table:table>
      <text:p text:style-name="P30"/>
      <text:p text:style-name="P28"><text:span text:style-name="T7">Математическое моделирование, численные методы и<text:line-break/>комплексы программ</text:span></text:p>
      <table:table table:name="Table3" table:style-name="Table3">
        <table:table-column table:style-name="Table3.A"/>
        <table:table-row table:style-name="Table3.1">
          <table:table-cell table:style-name="Table3.A1" office:value-type="string">
            <text:p text:style-name="P29"><text:span text:style-name="T4">(наименование направленности)</text:span></text:p>
          </table:table-cell>
        </table:table-row>
      </table:table>
      <text:p text:style-name="P20"/>
      <text:p text:style-name="P20"/>
      <text:p text:style-name="P20">Научный доклад</text:p>
      <text:p text:style-name="P20"/>
      <text:p text:style-name="P20"/>
      <text:p text:style-name="P19">Научный руководитель<text:tab/><text:tab/><text:span text:style-name="T8"> <text:s text:c="5"/>д.ф.-м.н., профессор, проф. каф. ИКСП <text:s text:c="3"/> </text:span></text:p>
      <text:p text:style-name="P31"><text:span text:style-name="T9"><text:s text:c="8"/>(ученая степень, ученое звание, должность)</text:span></text:p>
      <text:p text:style-name="P32"><text:span text:style-name="T8"><text:s text:c="15"/>Шульга Татьяна Эриковна <text:s text:c="16"/> </text:span></text:p>
      <text:p text:style-name="P33"><text:span text:style-name="T9"><text:s text:c="5"/>(ФИО полностью)</text:span></text:p>
      <text:p text:style-name="P20"/>
      <text:p text:style-name="P20"/>
      <text:p text:style-name="P19">Рецензент<text:tab/><text:tab/><text:tab/><text:tab/><text:span text:style-name="T8"> <text:s text:c="22"/>д.ф.-м.н., профессор <text:s text:c="18"/> </text:span></text:p>
      <text:p text:style-name="P31"><text:span text:style-name="T9"><text:s text:c="8"/>(ученая степень, ученое звание, должность)</text:span></text:p>
      <text:p text:style-name="P32"><text:span text:style-name="T8"><text:s text:c="11"/>Бровко Александр Валерьевич <text:s text:c="10"/> </text:span></text:p>
      <text:p text:style-name="P34"><text:span text:style-name="T9"><text:s text:c="5"/>(ФИО полностью)</text:span></text:p>
      <text:p text:style-name="P22">Рецензент<text:tab/><text:tab/><text:tab/><text:tab/><text:span text:style-name="T8"> <text:s text:c="10"/><text:tab/> <text:s text:c="7"/> </text:span></text:p>
      <text:p text:style-name="P31"><text:span text:style-name="T9"><text:s text:c="8"/>(ученая степень, ученое звание, должность)</text:span></text:p>
      <text:p text:style-name="P35"><text:span text:style-name="T8"><text:s text:c="10"/><text:tab/> <text:s text:c="6"/> </text:span></text:p>
      <text:p text:style-name="P33"><text:span text:style-name="T9"><text:s text:c="5"/>(ФИО полностью)</text:span></text:p>
      <text:p text:style-name="P23"/>
      <text:p text:style-name="P20"/>
      <text:p text:style-name="P20">Саратов 2019</text:p>
      <text:h text:style-name="P2" text:outline-level="2">ОБЩАЯ ХАРАКТЕРИСТИКА РАБОТЫ</text:h>
      <text:p text:style-name="Standard"><text:span text:style-name="T1">Актуальность темы.</text:span> <text:s/>Специалисты по терминоведению и компьютерной лингвистике длительное время ведут споры по поводу природы понятия «термин». Под термином обычно понимается слово или словосочетание на естественном языке, описывающее понятие конкретной предметной области. Извлечение терминов из текста — это процесс выделения из текста и распознавания ключевых слов и терминов, описывающих понятия определенной<text:span text:style-name="T10"> предметной области. Извлечение терминов из текста является важным этапом в решении ряда задач, связанных с обработкой текстов предметной области, среди которых — информационный поиск, машинный перевод, классификация и кластеризация документов, построение онтологий, глоссариев и тезаурусов.</text:span></text:p>
      <text:p text:style-name="Standard"><text:span text:style-name="T10">Существует большое количество методов автоматического извлечения терминов из текста на естественном языке. Часть из них создавалась с учетом особенностей ряда таких языков, относящихся к индоевропейским языкам романо-германской группы, как английский и французский, и не учитывает особенности грамматики и морфологии русского языка. Кроме того, эффективность работы данных методов остается низкой и варьируется в зависимости от предметной области и стиля исходного текста. Также большое количество методов извлечения терминов из текстов для обработки используют входные данные, <text:s/>размеченные вручную. Данные особенности и недостатки ограничивают их область применимости.</text:span></text:p>
      <text:p text:style-name="Standard"><text:span text:style-name="T10">Большая часть существующих методов относятся к категории статистических методов извлечения терминов из текста. Исследованиям в области применения статистических критериев для выбора ключевых слов и понятий посвящены работы Roberto Navigli, Paola Velardi, Katerina Frantzi, Sophia Ananiadou, Hideki Mima, David A. Evans, Robert G. Lefferts. В <text:s text:c="2"/>исследованиях указанных авторов основным критерием, использующимся для процесса извлечения терминов из текста, <text:s/>является критерий частоты </text:span><text:soft-page-break/><text:span text:style-name="T10">вхождения кандидатов в рассматриваемую коллекцию текстовых документов. Большая часть понятий в предметных областях являются многословными терминами. Однако в текстах, написанных на естественных языках, вне зависимости от предметной области такие понятия встречаются значительно реже по сравнению с однословными понятиями. Существующие методы по-разному компенсируют данный эффект. Так, методы, основывающиеся на подсчете меры ассоциации, учитывают вероятность совместного употребления слов в составе определенного термина. К таким метрикам относятся, в частности, взаимная информация (Mutual Information, MI), логарифмическое правдоподобие (Loglikelihood Ratio). В ряде методов учитывается вложенность понятий предметной области. К таким, например, относится C-Value. Другим подходом к улучшению результатов работы методов извлечения ключевых слов из текста является учёт контекста вхождений. Одним из методов, использующим данный подход, является, например, NC-Value.</text:span></text:p>
      <text:p text:style-name="Standard"><text:span text:style-name="T10">Еще одним способом улучшения результатов извлечения многословных терминов является частота вхождений слов и словосочетаний во внешнюю по отношению к рассматриваемому тексту коллекцию документов с точки зрения предметной области. Причем документы подбираются таким образом, чтобы их тематика не ограничивалась определенной предметной областью. То есть в случае обработки исходного <text:s/>текста военно-исторической предметной области подбирается корпус <text:s/>новостей или художественной литературы. Текстовый корпус – это сформированная по определенным правилам, структурированная коллекция текстов. К методам, учитывающим данную метрику, относятся, в частности, Domain Relevance, Weirdness, Relevance, Domain Pertinence. </text:span></text:p>
      <text:p text:style-name="Standard"><text:span text:style-name="T10">Часть методов извлечения терминов из текста применяют внешние ресурсы: например, поисковые машины или энциклопедию Википедия. Большая часть подобных методов не использует заранее подготовленную </text:span><text:soft-page-break/><text:span text:style-name="T10">коллекцию текстовых документов, применяя исключительно внешние ресурсы для поиска и извлечения терминов. Однако, при таком подходе без предварительного составления текстового корпуса достаточно сложно добиться высокой точности извлечения перечня терминов.</text:span></text:p>
      <text:p text:style-name="Standard"><text:span text:style-name="T10">Таким образом, значительная часть существующих методов извлечения терминов из текста, основывающихся на использовании статистических метрик для выбора понятий, работает только с текстами выбранной предметной области. Как правило, тексты, используемые в процессе обработки, обычно не являются размеченными текстовыми корпусами, в связи с чем не содержат в себе необходимого объема, в том числе, лингвистической и морфологической информации для автоматического извлечения терминов. Ряд методов для решения этой проблемы используют внешние ресурсы, такие как поисковые машины или контрастные корпуса текстов других предметных областей. Текстовые документы в большинстве своем не имеют структуры и позволяют использовать только статистическую информацию о частоте встречаемости слов и словосочетаний в тексте без учета особенностей рассматриваемой предметной области.</text:span></text:p>
      <text:p text:style-name="Standard"><text:span text:style-name="T10">В качестве модели представления исходных текстовых данных <text:s/>большая часть статистических методов извлечения терминов из текста использует модель «мешок слов» (англ. Bag of words). Данная модель представляет текстовый документ в виде множества составляющих его слов, а также их частот встречаемости. Разновидностью модели Bag of words является частотная модель текста, в которой каждому слову соответствует весовой коэффициент, который определяется в зависимости от выбранной метрики: например, частоты вхождения слова в документе TF (англ. Term frequency), логарифма частоты вхождения слова Log TF или обратной частоты документов IDF (англ. Inverse document frequency). Однако вышеописанные модели не учитывают порядок слов и могут быть использованы для извлечения лишь однословных понятий из текста.</text:span></text:p>
      <text:p text:style-name="Standard"><text:soft-page-break/><text:span text:style-name="T10">Для решения этой проблемы вводится модель коллокации N-грамма (англ. N-gram). Коллокация — словосочетание, являющееся синтаксически и семантически целостной единицей. Данная модель позволяет представить словосочетания из N слов, при N=2 словосочетание имеет название биграммы, при N=3 — триграммы. Таким образом, для извлечения многословных терминов возможно использование частотной модели текста вместе с моделью коллокаций N-грамма. Однако, данные модели не принимают во внимание грамматические особенности русского языка, с учётом которых возможно повышение качества результатов методов извлечения терминов из текста.</text:span></text:p>
      <text:p text:style-name="Standard"><text:span text:style-name="T10">Вышесказанное определило актуальность настоящей работы, а также, следующие из неё цели и задачи.</text:span></text:p>
      <text:p text:style-name="Standard"><text:span text:style-name="T11">Цель работы</text:span><text:span text:style-name="T10"> – cодержательная постановка задачи автоматического извлечения терминов из текста, разработка математической модели русскоязычного текстового документа, которая может быть использована для решения рассматриваемой задачи, проведение исследования статистических методов выделения понятий на текстах исторической предметной области</text:span></text:p>
      <text:p text:style-name="Standard"><text:span text:style-name="T11">Задачи работы</text:span><text:span text:style-name="T10">. Для достижения поставленной цели были поставлены и решены следующие задачи:</text:span></text:p>
      <text:list xml:id="list2418580570" text:style-name="WWNum2">
        <text:list-item>
          <text:p text:style-name="P9"><text:span text:style-name="T10">Исследовать существующие математические модели и методы, применяемые при автоматическом извлечении терминов из текста.</text:span></text:p>
        </text:list-item>
        <text:list-item>
          <text:p text:style-name="P9"><text:span text:style-name="T10">Разработать математическую модель русскоязычного текстового документа.</text:span></text:p>
        </text:list-item>
        <text:list-item>
          <text:p text:style-name="P9"><text:bookmark-start text:name="__DdeLink__11315_2718481933"/><text:span text:style-name="T10">Создать комплекс проблемно-ориентированных программ, реализующий разработанную математическую модель и методы автоматического извлечения терминов из русскоязычного текста.</text:span><text:bookmark-end text:name="__DdeLink__11315_2718481933"/></text:p>
        </text:list-item>
      </text:list>
      <text:p text:style-name="Standard"><text:span text:style-name="T11">Объект исследования</text:span><text:span text:style-name="T10"> – процесс извлечения терминов из русскоязычных текстовых документов.</text:span></text:p>
      <text:p text:style-name="Standard"><text:soft-page-break/><text:span text:style-name="T11">Предмет исследования</text:span><text:span text:style-name="T10"> – математические модели и методы, применяемые при выделении ключевых слов и понятий.</text:span></text:p>
      <text:p text:style-name="Standard"><text:span text:style-name="T11">Методы исследования</text:span><text:span text:style-name="T12">: аппарат теории множеств, методы обработки многомерных данных, методы параллельного и объектно-ориентированного программирования, методы статического анализа.</text:span></text:p>
      <text:p text:style-name="Standard"><text:span text:style-name="T11">Научная новизна работы</text:span><text:span text:style-name="T10"> (соответствует пунктам 1, 4 паспорта специальности 05.13.18) заключается в следующем:</text:span></text:p>
      <text:p text:style-name="Standard"><text:span text:style-name="T10">Разработана математическая модель текстового документа на русском языке, учитывающая грамматические особенности русского языка, описанная в форме терминологии с использованием аппарат</text:span>а теории множеств. <text:span text:style-name="T23">С помощью разработанного комплекса проблемно-ориентированных программ исследована применимость методов автоматического извлечения терминов из текста на текстах военно-исторической предметной области.</text:span></text:p>
      <text:p text:style-name="Standard"><text:span text:style-name="T27">Практическая значимость работы</text:span><text:span text:style-name="T23"> обусловлена созданием комплекса проблемно-ориентированных программ для извлечения терминов из коллекции текстовых документов.</text:span></text:p>
      <text:p text:style-name="P8"/>
      <text:p text:style-name="Standard"><text:span text:style-name="T27">Основные положения и результаты</text:span><text:span text:style-name="T23">, выносимые на защиту:</text:span></text:p>
      <text:list xml:id="list3151875632" text:style-name="WWNum3">
        <text:list-item>
          <text:p text:style-name="P10"><text:span text:style-name="T23">Математическая модель предметной области текстового документа на русском языке, учитывающая грамматические особенности русского языка, описанная в форме терминологии с использованием аппарата теории множеств.</text:span></text:p>
        </text:list-item>
        <text:list-item>
          <text:p text:style-name="P10"><text:span text:style-name="T23">Разработанный комплекс проблемно-ориентированных программ «Программный комплекс для извлечения терминов из текстов», на основе предложенной модели.</text:span></text:p>
        </text:list-item>
      </text:list>
      <text:p text:style-name="Standard"/>
      <text:p text:style-name="P36"><text:span text:style-name="T2">Достоверность результатов</text:span>.</text:p>
      <text:p text:style-name="Standard">Достоверность и обоснованность результатов работы определяется корректной постановкой задач, применением методов статистического анализа, обработки многомерных данных. Результаты исследования подтверждены вычислительными экспериментами и практической апробацией.</text:p>
      <text:p text:style-name="Standard"><text:span text:style-name="T2">Апробация работы</text:span>. <text:span text:style-name="T37">По основным результатам работы сделано 4 доклада на 4 международных, всероссийских и региональных конференциях:</text:span></text:p>
      <text:list xml:id="list3950402416" text:style-name="WWNum4">
        <text:list-item>
          <text:p text:style-name="P11"><text:span text:style-name="T37">Международная научно-практическая конференция «Проблемы управления в социально-экономических и технических системах» (ПУ-2016).</text:span></text:p>
        </text:list-item>
        <text:list-item>
          <text:p text:style-name="P11"><text:span text:style-name="T37">Международная научная конференция «Информационно-коммуникационные технологии в науке, образовании и производстве» (ICIT-2016).</text:span></text:p>
        </text:list-item>
        <text:list-item>
          <text:p text:style-name="P11"><text:span text:style-name="T37">Международная научная конференция «Информационно-коммуникационные технологии в науке, образовании и производстве» (ICIT-2017).</text:span></text:p>
        </text:list-item>
        <text:list-item>
          <text:p text:style-name="P11"><text:span text:style-name="T37">Международная научная конференция «Проблемы управления, обработки и передачи информации» (УОПИ-2017).</text:span></text:p>
        </text:list-item>
      </text:list>
      <text:p text:style-name="Standard"><text:span text:style-name="T2">Публикации</text:span></text:p>
      <text:p text:style-name="Standard">Результаты работы опубликованы в 5 изданиях, 1 из которых является изданием, рекомендованным ВАК, 4 индексируются в базе РИНЦ. Имеется свидетельство о государственной регистрации программы для ЭВМ №2017663283 от 28 ноября 2017 г.</text:p>
      <text:p text:style-name="Standard"><text:span text:style-name="T1">Соответствие темы диссертации требованиям паспорта специальностей научных работников.</text:span> Диссертационная работа выполнена в соответствии с паспортом специальности 05.13.18 – Математическое моделирование, численные методы и комплексы программ, п. 1. Разработка новых математических методов моделирования объектов и явлений; п. 4. <text:soft-page-break/>Реализация эффективных численных методов и алгоритмов в виде комплексов проблемно-ориентированных программ для проведения вычислительного эксперимента.</text:p>
      <text:p text:style-name="Standard"><text:span text:style-name="T1">Структура и объем работы.</text:span> Научно-квалификационная работа состоит из введения, трех глав, заключения, списка использованной литературы и приложения. Работа содержит 53 страницы, включая 2 рисунка, библиографический список из 58 наименований.</text:p>
      <text:p text:style-name="Standard"/>
      <text:h text:style-name="P1" text:outline-level="2">ОСНОВНОЕ СОДЕРЖАНИЕ РАБОТЫ</text:h>
      <text:p text:style-name="Standard"/>
      <text:p text:style-name="Standard"><text:span text:style-name="T1">Во введении</text:span> показано современное состояние решаемой проблемы, обоснована актуальность темы диссертационной работы, сформулирована цель и основные задачи работы, обоснованы новизна полученных результатов, научная и практическая ценность работы, названы методы исследований, приведены сведения об апробации работы и структуре диссертации, сформулированы выносимые на защиту результаты и положения.</text:p>
      <text:h text:style-name="P4" text:outline-level="3"><text:span text:style-name="T13">В первой главе </text:span><text:span text:style-name="T16">приведен </text:span><text:bookmark-start text:name="__DdeLink__11319_2718481933"/><text:span text:style-name="T16">обзор существующих определений базовых понятий для задачи извлечения терминов, определена cодержательная постановка задачи автоматического извлечения терминов из текста, проанализированы существующие методы ее решения</text:span><text:bookmark-end text:name="__DdeLink__11319_2718481933"/><text:span text:style-name="T16">.</text:span></text:h>
      <text:p text:style-name="P38"><text:span text:style-name="T20">Определен основной стандарт, фиксирующие понятия терминологии (</text:span><text:span text:style-name="T16">ISO </text:span><text:span text:style-name="T38">1087-1:2000</text:span><text:span text:style-name="T16">). Данный стандарт даёт следующие определения основным терминам данной области.</text:span></text:p>
      <text:p text:style-name="P39"><text:span text:style-name="T16">Термин - это словесное обозначение определенного понятия в определенной предметной области.</text:span></text:p>
      <text:p text:style-name="P6"><text:span text:style-name="T16">Обозначение - это представление понятия с помощью символьного обозначения.</text:span></text:p>
      <text:p text:style-name="P6"><text:soft-page-break/><text:span text:style-name="T16">Понятие - это единица знаний, образованная путем уникального объединения характеристик.</text:span></text:p>
      <text:p text:style-name="P6"><text:span text:style-name="T16">Характеристика - это абстракция свойств объекта или множества объектов.</text:span></text:p>
      <text:p text:style-name="P6"><text:span text:style-name="T16">В ходе анализа работа был выявлен ряд признаков понятия «термин», отличительных по сравнению с общеупотребительной лексикой. В работах по данной предметной области исследователями выделяются следующие группы признаков:</text:span></text:p>
      <text:list xml:id="list1778994462" text:style-name="WWNum10">
        <text:list-item>
          <text:p text:style-name="P7">Синтаксические признаки</text:p>
          <text:list>
            <text:list-item>
              <text:p text:style-name="P7">Номинативность.</text:p>
            </text:list-item>
            <text:list-item>
              <text:p text:style-name="P7">Нормативность.</text:p>
            </text:list-item>
            <text:list-item>
              <text:p text:style-name="P7">Терминологическая инвариантность.</text:p>
            </text:list-item>
            <text:list-item>
              <text:p text:style-name="P7">Мотивированность или самообъяснимость термина.</text:p>
            </text:list-item>
          </text:list>
        </text:list-item>
        <text:list-item>
          <text:p text:style-name="P7">Семантические признаки</text:p>
          <text:list>
            <text:list-item>
              <text:p text:style-name="P7">Системность.</text:p>
            </text:list-item>
            <text:list-item>
              <text:p text:style-name="P7">Соответствие обозначаемому понятию.</text:p>
            </text:list-item>
            <text:list-item>
              <text:p text:style-name="P7">Однозначность или моносемантичность термина.</text:p>
            </text:list-item>
            <text:list-item>
              <text:p text:style-name="P7">Содержательная точность.</text:p>
            </text:list-item>
          </text:list>
        </text:list-item>
        <text:list-item>
          <text:p text:style-name="P7">Прагматические признаки</text:p>
          <text:list>
            <text:list-item>
              <text:p text:style-name="P7">Внедрённость или общепринятость.</text:p>
            </text:list-item>
            <text:list-item>
              <text:p text:style-name="P7">Дефиницированность.</text:p>
            </text:list-item>
            <text:list-item>
              <text:p text:style-name="P7">Независимость от контекста.</text:p>
            </text:list-item>
            <text:list-item>
              <text:p text:style-name="P7">Вариационная устойчивость.</text:p>
            </text:list-item>
            <text:list-item>
              <text:p text:style-name="P7">Благозвучность.</text:p>
            </text:list-item>
          </text:list>
        </text:list-item>
      </text:list>
      <text:p text:style-name="P40"><text:soft-page-break/><text:span text:style-name="T16">Проведенный анализ работ </text:span><text:span text:style-name="T19">других исследователей</text:span><text:span text:style-name="T16"> показал, что большая часть существующих методов извлечения терминов из текста используют статистические </text:span><text:span text:style-name="T17">метрики подсчета весов кандидатов в термины. Выделен основной алгоритм работы статистических методов извлечения терминов из текста, согласно которому существуют следующие этапы:</text:span></text:p>
      <text:p text:style-name="P41"/>
      <text:list xml:id="list84055175133128" text:continue-list="list3950402416" text:style-name="WWNum4">
        <text:list-item text:start-value="1">
          <text:p text:style-name="P42">Сбор кандидатов <text:span text:style-name="T49">в термины</text:span></text:p>
          <text:p text:style-name="P42"><text:span text:style-name="T49">И</text:span>звлечен<text:span text:style-name="T49">ие слов и словосочетаний</text:span> из коллекции текстовых документов <text:span text:style-name="T49">по определенным условиям, задаваемым лингвистическим фильтров.</text:span></text:p>
          <text:p text:style-name="P46">Фильтрация кандидатов по частоте, содержанию и длине слов кандидата или содержанию в них особых символов.</text:p>
        </text:list-item>
        <text:list-item>
          <text:p text:style-name="P42">Подсчет признаков.</text:p>
          <text:p text:style-name="P42">перевод каждого терминологического кандидата в вектор пространства признаков.</text:p>
        </text:list-item>
        <text:list-item>
          <text:p text:style-name="P42"><text:span text:style-name="T17">Вывод на основе признаков</text:span></text:p>
          <text:p text:style-name="P42"><text:span text:style-name="T17">Сортировка кандидатов по рассчитанной оценке и отбор заранее определенного числа кандидатов.</text:span></text:p>
        </text:list-item>
      </text:list>
      <text:p text:style-name="P43"><text:span text:style-name="T17"/></text:p>
      <text:p text:style-name="P47"><text:span text:style-name="T18">Существующие математические модели, использующиеся в существующих методах извлечения терминов из текста, позволяют описать текстовый документ. Однако, они не принимают во внимание грамматические особенности русского языка, с учётом которых возможно повышение качества результатов методов извлечения терминов из текста.</text:span></text:p>
      <text:h text:style-name="P5" text:outline-level="3"><text:soft-page-break/><text:span text:style-name="T14">Во второй главе</text:span><text:span text:style-name="T18"> </text:span><text:span text:style-name="T21">приведено описание математической модели русскоязычного текстового документа, учитывающей особенности грамматики русского языка. </text:span></text:h>
      <text:h text:style-name="P5" text:outline-level="3"><text:span text:style-name="T18">Разработана математическ</text:span><text:bookmark text:name="_GoBack1"/><text:span text:style-name="T18">ая модель русскоязычного текстового документа.</text:span></text:h>
      <text:h text:style-name="P5" text:outline-level="3"><text:span text:style-name="T21">Разработанная модель может использоваться для описания текстового корпуса, который будет являться входными данными для методов извлечения ключевых слов и терминов из текста. Также модель учитывает лингвистическую информацию, необходимую для работы лингвистического фильтра на этапе сбора терминологических кандидатов.</text:span></text:h>
      <text:p text:style-name="P16"><text:span text:style-name="T23">Пусть дан текстовый документ определенной предметной области </text:span><text:span text:style-name="T31">D, </text:span><text:span text:style-name="T23">состоящий из множества предложений </text:span><text:span text:style-name="T33">s</text:span><text:span text:style-name="T44">i</text:span><text:span text:style-name="T23">.</text:span></text:p>
      <text:p text:style-name="P54"><text:span text:style-name="T23"><text:tab/></text:span><text:span text:style-name="T34">D</text:span><text:span text:style-name="T23"> = {</text:span><text:span text:style-name="T33">s</text:span><text:span text:style-name="T46">1</text:span><text:span text:style-name="T31">,…,</text:span><text:span text:style-name="T23"> </text:span><text:span text:style-name="T34">s</text:span><text:span text:style-name="T45">i</text:span><text:span text:style-name="T47">,</text:span><text:span text:style-name="T32">…,</text:span><text:span text:style-name="T34">s</text:span><text:span text:style-name="T45">n</text:span><text:span text:style-name="T23"> },<text:tab/></text:span></text:p>
      <text:p text:style-name="P53"><text:span text:style-name="T23">где </text:span><text:span text:style-name="T33">s</text:span><text:span text:style-name="T44">i</text:span><text:span text:style-name="T46"> <text:s/></text:span><text:span text:style-name="T23">- предложение</text:span></text:p>
      <text:p text:style-name="P53"><text:span text:style-name="T23">Предложение </text:span><text:span text:style-name="T33">s</text:span><text:span text:style-name="T44">i</text:span><text:span text:style-name="T46"> </text:span><text:span text:style-name="T23">состоит из множества слов </text:span><text:span text:style-name="T33">w</text:span><text:span text:style-name="T44">ij</text:span><text:span text:style-name="T23">, разделенных между собой символами-разделителями слов </text:span><text:span text:style-name="T31">sep'</text:span><text:span text:style-name="cmmi-101"><text:span text:style-name="T48">ib</text:span></text:span><text:span text:style-name="cmsy-10"><text:span text:style-name="T48">′</text:span></text:span><text:span text:style-name="T23">, а также из символов конца предложения </text:span><text:span text:style-name="cmmi-12x-x-1201"><text:span text:style-name="T23">sep</text:span></text:span><text:span text:style-name="cmmi-101"><text:span text:style-name="T48">ik </text:span></text:span><text:span text:style-name="cmmi-101"><text:span text:style-name="T29">.</text:span></text:span></text:p>
      <text:p text:style-name="P55"><text:span text:style-name="T23"><text:tab/></text:span><draw:frame draw:style-name="fr1" draw:name="Object1" text:anchor-type="as-char" svg:width="7.408cm" svg:height="0.591cm" draw:z-index="1"><draw:object xlink:href="./Object 4" xlink:type="simple" xlink:show="embed" xlink:actuate="onLoad"/><draw:image xlink:href="./ObjectReplacements/Object 4" xlink:type="simple" xlink:show="embed" xlink:actuate="onLoad"/><svg:desc>formula</svg:desc></draw:frame><text:span text:style-name="T31">,</text:span><text:span text:style-name="T30"><text:tab/></text:span></text:p>
      <text:p text:style-name="P53"><text:span text:style-name="T23">где </text:span><text:span text:style-name="T33">i</text:span><text:span text:style-name="T31"> </text:span><text:span text:style-name="T23">- номер</text:span><text:span text:style-name="T31"> </text:span><text:span text:style-name="T23">предложения,</text:span><text:span text:style-name="T31"> <text:s/></text:span><draw:frame draw:style-name="fr1" draw:name="Object2" text:anchor-type="as-char" svg:width="1.109cm" svg:height="0.506cm" draw:z-index="2"><draw:object xlink:href="./Object 6" xlink:type="simple" xlink:show="embed" xlink:actuate="onLoad"/><draw:image xlink:href="./ObjectReplacements/Object 6" xlink:type="simple" xlink:show="embed" xlink:actuate="onLoad"/><svg:desc>formula</svg:desc></draw:frame></text:p>
      <text:p text:style-name="P61"><text:span text:style-name="cmmi-12x-x-1201"><text:span text:style-name="T23">n </text:span></text:span><text:span text:style-name="T23">- количество предложений в текстовом документе </text:span><text:span text:style-name="T31">D</text:span><text:span text:style-name="T23"> </text:span></text:p>
      <text:p text:style-name="P61"><text:span text:style-name="cmmi-12x-x-1201"><text:span text:style-name="T23">k</text:span></text:span><text:span text:style-name="cmsy-10x-x-1441"><text:span text:style-name="T23">′</text:span></text:span><text:span text:style-name="T23">- номер символа конца предложения, </text:span><draw:frame draw:style-name="fr1" draw:name="Object3" text:anchor-type="as-char" svg:width="1.371cm" svg:height="0.52cm" draw:z-index="3"><draw:object xlink:href="./Object 8" xlink:type="simple" xlink:show="embed" xlink:actuate="onLoad"/><draw:image xlink:href="./ObjectReplacements/Object 8" xlink:type="simple" xlink:show="embed" xlink:actuate="onLoad"/><svg:desc>formula</svg:desc></draw:frame></text:p>
      <text:p text:style-name="P61"><text:span text:style-name="cmmi-12x-x-1201"><text:span text:style-name="T23">k </text:span></text:span><text:span text:style-name="T23">- количество символов конца предложения </text:span><text:span text:style-name="cmmi-12x-x-1201"><text:span text:style-name="T23">s</text:span></text:span><text:span text:style-name="cmmi-101"><text:span text:style-name="T48">i</text:span></text:span><text:span text:style-name="T23"> </text:span></text:p>
      <text:p text:style-name="P61"><text:span text:style-name="cmmi-12x-x-1201"><text:span text:style-name="T23">b</text:span></text:span><text:span text:style-name="cmsy-10x-x-1441"><text:span text:style-name="T23">′ </text:span></text:span><text:span text:style-name="T23">- номер символа-разделителя слова, </text:span><draw:frame draw:style-name="fr1" draw:name="Object4" text:anchor-type="as-char" svg:width="1.372cm" svg:height="0.52cm" draw:z-index="4"><draw:object xlink:href="./Object 12" xlink:type="simple" xlink:show="embed" xlink:actuate="onLoad"/><draw:image xlink:href="./ObjectReplacements/Object 12" xlink:type="simple" xlink:show="embed" xlink:actuate="onLoad"/><svg:desc>formula</svg:desc></draw:frame><text:span text:style-name="T23"><text:s/></text:span></text:p>
      <text:p text:style-name="P61"><text:span text:style-name="cmmi-12x-x-1201"><text:span text:style-name="T23">b </text:span></text:span><text:span text:style-name="T23">- количество символов-разделителей слов </text:span><text:span text:style-name="cmmi-12x-x-1201"><text:span text:style-name="T23">w</text:span></text:span><text:span text:style-name="cmmi-101"><text:span text:style-name="T48">ij</text:span></text:span><text:span text:style-name="T23"> в предложении </text:span><text:span text:style-name="cmmi-12x-x-1201"><text:span text:style-name="T23">s</text:span></text:span><text:span text:style-name="cmmi-101"><text:span text:style-name="T48">i</text:span></text:span></text:p>
      <text:p text:style-name="P61"><text:span text:style-name="T33">w</text:span><text:span text:style-name="T44">ij</text:span><text:span text:style-name="cmmi-12x-x-1201"><text:span text:style-name="T23"> </text:span></text:span><text:span text:style-name="T23">- слово, </text:span><text:span text:style-name="T33">w</text:span><text:span text:style-name="T44">ij</text:span><text:span text:style-name="cmmi-12x-x-1201"><text:span text:style-name="T23"> </text:span></text:span><text:span text:style-name="cmsy-10x-x-1441"><text:span text:style-name="T23">∈ </text:span></text:span><text:span text:style-name="cmmi-12x-x-1201"><text:span text:style-name="T35">W</text:span></text:span></text:p>
      <text:p text:style-name="P51"/>
      <text:p text:style-name="P53"><text:span text:style-name="T23">Опишем слово </text:span><text:span text:style-name="T33">w</text:span><text:span text:style-name="T44">ij</text:span><text:span text:style-name="T46"> </text:span><text:span text:style-name="T23">предложения </text:span><text:span text:style-name="T33">s</text:span><text:span text:style-name="T44">i</text:span><text:span text:style-name="T23"> как множество, состоящее из символов русского алфавита и символа дефиса</text:span></text:p>
      <text:p text:style-name="P56"><text:soft-page-break/><text:span text:style-name="T23"><text:tab/></text:span><draw:frame draw:style-name="fr1" draw:name="Object5" text:anchor-type="as-char" svg:width="2.639cm" svg:height="0.531cm" draw:z-index="5"><draw:object xlink:href="./Object 14" xlink:type="simple" xlink:show="embed" xlink:actuate="onLoad"/><draw:image xlink:href="./ObjectReplacements/Object 14" xlink:type="simple" xlink:show="embed" xlink:actuate="onLoad"/><svg:desc>formula</svg:desc></draw:frame><text:span text:style-name="T23">,</text:span><text:span text:style-name="T30"><text:tab/></text:span></text:p>
      <text:p text:style-name="P53"><text:span text:style-name="T23">где </text:span><text:span text:style-name="cmmi-12x-x-1201"><text:span text:style-name="T23">j </text:span></text:span><text:span text:style-name="T23">- номер слова в предложении </text:span><text:span text:style-name="cmmi-12x-x-1201"><text:span text:style-name="T23">s</text:span></text:span><text:span text:style-name="cmmi-101"><text:span text:style-name="T48">i</text:span></text:span><text:span text:style-name="cmmi-101"><text:span text:style-name="T23">,</text:span></text:span><text:span text:style-name="cmmi-12x-x-1201"><text:span text:style-name="T23"> </text:span></text:span><draw:frame draw:style-name="fr1" draw:name="Object6" text:anchor-type="as-char" svg:width="1.272cm" svg:height="0.506cm" draw:z-index="6"><draw:object xlink:href="./Object 20" xlink:type="simple" xlink:show="embed" xlink:actuate="onLoad"/><draw:image xlink:href="./ObjectReplacements/Object 20" xlink:type="simple" xlink:show="embed" xlink:actuate="onLoad"/><svg:desc>formula</svg:desc></draw:frame></text:p>
      <text:p text:style-name="P62"><text:span text:style-name="cmmi-12x-x-1201"><text:span text:style-name="T23">m </text:span></text:span><text:span text:style-name="T23">- количество слов в предложении </text:span><text:span text:style-name="cmmi-12x-x-1201"><text:span text:style-name="T23">s</text:span></text:span><text:span text:style-name="cmmi-101"><text:span text:style-name="T48">i</text:span></text:span><text:span text:style-name="T23"> </text:span></text:p>
      <text:p text:style-name="P62"><text:span text:style-name="cmmi-12x-x-1201"><text:span text:style-name="T23">l</text:span></text:span><text:span text:style-name="cmmi-101"><text:span text:style-name="T48">ija</text:span></text:span><text:span text:style-name="cmsy-10"><text:span text:style-name="T48">′</text:span></text:span><text:span text:style-name="T23"> - символ в слове </text:span><text:span text:style-name="cmmi-12x-x-1201"><text:span text:style-name="T23">w</text:span></text:span><text:span text:style-name="cmmi-101"><text:span text:style-name="T48">ij</text:span></text:span><text:span text:style-name="T23">, </text:span><draw:frame draw:style-name="fr1" draw:name="Object7" text:anchor-type="as-char" svg:width="1.266cm" svg:height="0.531cm" draw:z-index="7"><draw:object xlink:href="./Object 22" xlink:type="simple" xlink:show="embed" xlink:actuate="onLoad"/><draw:image xlink:href="./ObjectReplacements/Object 22" xlink:type="simple" xlink:show="embed" xlink:actuate="onLoad"/><svg:desc>formula</svg:desc></draw:frame></text:p>
      <text:p text:style-name="P62"><text:span text:style-name="cmsy-10"><text:span text:style-name="T33">L</text:span></text:span><text:span text:style-name="cmsy-10"><text:span text:style-name="T23"> – множество символов кириллического алфавита, а также символ дефиса (‘-’)</text:span></text:span></text:p>
      <text:p text:style-name="P62"><text:span text:style-name="cmmi-12x-x-1201"><text:span text:style-name="T23">a</text:span></text:span><text:span text:style-name="cmsy-10x-x-1441"><text:span text:style-name="T23">′ </text:span></text:span><text:span text:style-name="T23">- номер буквы в слове </text:span><text:span text:style-name="cmmi-12x-x-1201"><text:span text:style-name="T23">w</text:span></text:span><text:span text:style-name="cmmi-101"><text:span text:style-name="T48">ij</text:span></text:span><text:span text:style-name="T23">, </text:span><draw:frame draw:style-name="fr1" draw:name="Object8" text:anchor-type="as-char" svg:width="1.374cm" svg:height="0.506cm" draw:z-index="8"><draw:object xlink:href="./Object 26" xlink:type="simple" xlink:show="embed" xlink:actuate="onLoad"/><draw:image xlink:href="./ObjectReplacements/Object 26" xlink:type="simple" xlink:show="embed" xlink:actuate="onLoad"/><svg:desc>formula</svg:desc></draw:frame><text:span text:style-name="T23"><text:s/></text:span></text:p>
      <text:p text:style-name="P62"><text:span text:style-name="cmmi-12x-x-1201"><text:span text:style-name="T23">a </text:span></text:span><text:span text:style-name="T23">- количество символов в слове </text:span><text:span text:style-name="cmmi-12x-x-1201"><text:span text:style-name="T23">w</text:span></text:span><text:span text:style-name="cmmi-101"><text:span text:style-name="T48">ij</text:span></text:span><text:span text:style-name="T23"> </text:span></text:p>
      <text:p text:style-name="P62"><text:span text:style-name="cmmi-12x-x-1201"><text:span text:style-name="T23">sep</text:span></text:span><text:span text:style-name="cmmi-101"><text:span text:style-name="T48">ik</text:span></text:span><text:span text:style-name="cmsy-10"><text:span text:style-name="T48">′</text:span></text:span><text:span text:style-name="T23"> - символ окончания предложения </text:span><text:span text:style-name="cmmi-12x-x-1201"><text:span text:style-name="T35">s</text:span></text:span><text:span text:style-name="cmmi-101"><text:span text:style-name="T48">i</text:span></text:span><text:span text:style-name="cmmi-101"><text:span text:style-name="T29">,</text:span></text:span><text:span text:style-name="cmmi-101"><text:span text:style-name="T48"> </text:span></text:span><draw:frame draw:style-name="fr1" draw:name="Object9" text:anchor-type="as-char" svg:width="2.023cm" svg:height="0.531cm" draw:z-index="9"><draw:object xlink:href="./Object 28" xlink:type="simple" xlink:show="embed" xlink:actuate="onLoad"/><draw:image xlink:href="./ObjectReplacements/Object 28" xlink:type="simple" xlink:show="embed" xlink:actuate="onLoad"/><svg:desc>formula</svg:desc></draw:frame><text:span text:style-name="T23"><text:s/></text:span></text:p>
      <text:p text:style-name="P62"><text:span text:style-name="cmmi-12x-x-1201"><text:span text:style-name="T23">sep</text:span></text:span><text:span text:style-name="cmsy-10x-x-1441"><text:span text:style-name="T23">′</text:span></text:span><text:span text:style-name="cmmi-101"><text:span text:style-name="T48">ib</text:span></text:span><text:span text:style-name="cmsy-10"><text:span text:style-name="T48">′</text:span></text:span><text:span text:style-name="T23"> - разделитель слов </text:span><text:span text:style-name="cmmi-12x-x-1201"><text:span text:style-name="T23">w</text:span></text:span><text:span text:style-name="cmmi-101"><text:span text:style-name="T48">ij</text:span></text:span><text:span text:style-name="T23"> и </text:span><text:span text:style-name="cmmi-12x-x-1201"><text:span text:style-name="T23">w</text:span></text:span><text:span text:style-name="cmmi-101"><text:span text:style-name="T48">ij+1</text:span></text:span><text:span text:style-name="T23"> в предложении </text:span><text:span text:style-name="cmmi-12x-x-1201"><text:span text:style-name="T35">s</text:span></text:span><text:span text:style-name="cmmi-101"><text:span text:style-name="T48">i</text:span></text:span><text:span text:style-name="T23">, </text:span><draw:frame draw:style-name="fr1" draw:name="Object10" text:anchor-type="as-char" svg:width="2.348cm" svg:height="0.531cm" draw:z-index="10"><draw:object xlink:href="./Object 48" xlink:type="simple" xlink:show="embed" xlink:actuate="onLoad"/><draw:image xlink:href="./ObjectReplacements/Object 48" xlink:type="simple" xlink:show="embed" xlink:actuate="onLoad"/><svg:desc>formula</svg:desc></draw:frame><text:span text:style-name="T23"><text:s/></text:span></text:p>
      <text:p text:style-name="P62"><text:span text:style-name="cmmi-12x-x-1201"><text:span text:style-name="T23">Sep </text:span></text:span><text:span text:style-name="cmmi-12x-x-1201"><text:span text:style-name="T29">- </text:span></text:span><text:span text:style-name="T23">множество символов окончания предложений.</text:span></text:p>
      <text:p text:style-name="P57"><text:span text:style-name="T23"><text:tab/></text:span><text:span text:style-name="cmmi-12x-x-1201"><text:span text:style-name="T23">Sep </text:span></text:span><text:span text:style-name="cmr-12x-x-1201"><text:span text:style-name="T23">= </text:span></text:span><text:span text:style-name="cmsy-10x-x-1441"><text:span text:style-name="T23">{</text:span></text:span><text:span text:style-name="latt-14401"><text:span text:style-name="T26">’.’, ’!’, ’?’</text:span></text:span><text:span text:style-name="cmsy-10x-x-1441"><text:span text:style-name="T23">}</text:span></text:span><text:span text:style-name="cmsy-10x-x-1441"><text:span text:style-name="T30"><text:tab/></text:span></text:span></text:p>
      <text:p text:style-name="P53"><text:span text:style-name="cmmi-12x-x-1201"><text:span text:style-name="T23">Sep</text:span></text:span><text:span text:style-name="cmsy-10"><text:span text:style-name="T50">′</text:span></text:span><text:span text:style-name="T23"> - множество символов-разделителей слов в предложении.</text:span></text:p>
      <text:p text:style-name="P58"><text:span text:style-name="T23"><text:tab/></text:span><text:span text:style-name="cmmi-12x-x-1201"><text:span text:style-name="T35">Sep</text:span></text:span><text:span text:style-name="cmsy-10"><text:span text:style-name="T52">′</text:span></text:span><text:span text:style-name="T35"> </text:span><text:span text:style-name="cmr-12x-x-1201"><text:span text:style-name="T35">= </text:span></text:span><text:span text:style-name="cmsy-10x-x-1441"><text:span text:style-name="T35">{</text:span></text:span><text:span text:style-name="latt-14401"><text:span text:style-name="T36">’ ’, ’,’, ’;’, ’-’, ’:’</text:span></text:span><text:span text:style-name="cmsy-10x-x-1441"><text:span text:style-name="T35">}</text:span></text:span></text:p>
      <text:p text:style-name="P53"><text:span text:style-name="T23">Каждое слово обладает морфологической парадигмой </text:span><text:span text:style-name="T31">Wf</text:span><text:span text:style-name="T23"> — системой словоформ, образующих одну лексему.</text:span></text:p>
      <text:p text:style-name="P53"><text:span text:style-name="T23">Словоформа – это слово в некоторой грамматической форме </text:span></text:p>
      <text:p text:style-name="P53"><text:span text:style-name="T23">Лексема — это единица словаря языка, объединяющая разные формы одного слова (например, метод, метода, методу, методы и т.д.), а также разные смысловые варианты слова, зависящие от контекста.</text:span></text:p>
      <text:p text:style-name="P53"><text:span text:style-name="T23">Таким образом, </text:span><text:span text:style-name="T31">Wf</text:span><text:span text:style-name="T23"> - это множество словоформ одного слова. </text:span></text:p>
      <text:p text:style-name="P63"><text:span text:style-name="T23"><text:tab/></text:span><draw:frame draw:style-name="fr1" draw:name="Object11" text:anchor-type="as-char" svg:width="6.257cm" svg:height="0.587cm" draw:z-index="11"><draw:object xlink:href="./Object 50" xlink:type="simple" xlink:show="embed" xlink:actuate="onLoad"/><draw:image xlink:href="./ObjectReplacements/Object 50" xlink:type="simple" xlink:show="embed" xlink:actuate="onLoad"/><svg:desc>formula</svg:desc></draw:frame><text:span text:style-name="T23">,</text:span><text:span text:style-name="T28"><text:tab/></text:span></text:p>
      <text:p text:style-name="P53"><text:span text:style-name="T23">где</text:span><text:span text:style-name="T31"> wf</text:span><text:span text:style-name="T46">e'</text:span><text:span text:style-name="T23"> – словоформа,</text:span></text:p>
      <text:p text:style-name="P61"><text:span text:style-name="cmmi-12x-x-1201"><text:span text:style-name="T23">e </text:span></text:span><text:span text:style-name="T23">- количество словоформ одной парадигмы </text:span></text:p>
      <text:p text:style-name="P61"><text:span text:style-name="cmmi-12x-x-1201"><text:span text:style-name="T23">e</text:span></text:span><text:span text:style-name="cmsy-10x-x-1441"><text:span text:style-name="T23">′ </text:span></text:span><text:span text:style-name="T23">- номер словоформы, </text:span><draw:frame draw:style-name="fr1" draw:name="Object12" text:anchor-type="as-char" svg:width="1.339cm" svg:height="0.506cm" draw:z-index="12"><draw:object xlink:href="./Object 52" xlink:type="simple" xlink:show="embed" xlink:actuate="onLoad"/><draw:image xlink:href="./ObjectReplacements/Object 52" xlink:type="simple" xlink:show="embed" xlink:actuate="onLoad"/><svg:desc>formula</svg:desc></draw:frame><text:span text:style-name="T23">.</text:span></text:p>
      <text:p text:style-name="P51"/>
      <text:p text:style-name="P53"><text:soft-page-break/><text:span text:style-name="T23">Опишем множество частей речи русского языка </text:span><text:span text:style-name="cmmi-12x-x-1201"><text:span text:style-name="T23">Pos</text:span></text:span><text:span text:style-name="T23">. Элементами данного множества являются:</text:span></text:p>
      <text:p text:style-name="P53"><text:span text:style-name="cmmi-12x-x-1201"><text:span text:style-name="T23">Pos </text:span></text:span><text:span text:style-name="cmr-12x-x-1201"><text:span text:style-name="T23">= (</text:span></text:span><text:span text:style-name="T23">’Существительное’, ’Местоимение’, ’Прилагательное’, ’Предлог’, ’Частица’, ’Союз’, ’Наречие’, ’Числительное’, ’Причастие’, ’Деепричастие’, ’Глагол’</text:span><text:span text:style-name="cmr-12x-x-1201"><text:span text:style-name="T23">)</text:span></text:span><text:span text:style-name="T23">. </text:span></text:p>
      <text:p text:style-name="P53"><text:span text:style-name="T23">Каждая часть речи характеризуется особой системой грамматических категорий. Таким образом, в зависимости от части речи словоформа </text:span><text:span text:style-name="T31">wf</text:span><text:span text:style-name="T46">e'</text:span><text:span text:style-name="T23"> может быть описана по-разному. Пусть дано множество </text:span><text:span text:style-name="T31">Pos</text:span><text:span text:style-name="T53">'</text:span><text:span text:style-name="T23">, </text:span><text:span text:style-name="cmmi-12x-x-1201"><text:span text:style-name="T35">Pos</text:span></text:span><text:span text:style-name="cmsy-10"><text:span text:style-name="T50">′</text:span></text:span><text:span text:style-name="T23"> </text:span><text:span text:style-name="cmsy-10x-x-1441"><text:span text:style-name="T23">∈ </text:span></text:span><text:span text:style-name="cmsy-10x-x-1441"><text:span text:style-name="T33">Pos</text:span></text:span><text:span text:style-name="cmsy-10x-x-1441"><text:span text:style-name="T23">,</text:span></text:span><text:span text:style-name="cmsy-10x-x-1441"><text:span text:style-name="T31"> </text:span></text:span><text:span text:style-name="T23"><text:s/>элементами которого являются именные части речи, а также причастие.</text:span></text:p>
      <text:p text:style-name="P51"/>
      <text:p text:style-name="P53"><text:span text:style-name="cmmi-12x-x-1201"><text:span text:style-name="T23">Pos</text:span></text:span><text:span text:style-name="cmsy-10"><text:span text:style-name="T50">′</text:span></text:span><text:span text:style-name="cmmi-12x-x-1201"><text:span text:style-name="T23"> </text:span></text:span><text:span text:style-name="cmr-12x-x-1201"><text:span text:style-name="T23">=</text:span></text:span><text:span text:style-name="cmmi-12x-x-1201"><text:span text:style-name="T23"> </text:span></text:span><text:span text:style-name="cmr-12x-x-1201"><text:span text:style-name="T23">(</text:span></text:span><text:span text:style-name="T23">’Существительное’, ’Местоимение’, ’Прилагательное’, ’Причастие’, <text:s/>’Числительное’</text:span><text:span text:style-name="cmr-12x-x-1201"><text:span text:style-name="T23">)</text:span></text:span><text:span text:style-name="cmmi-12x-x-1201"><text:span text:style-name="T23">.</text:span></text:span></text:p>
      <text:p text:style-name="P53"><text:span text:style-name="T23">Для именных частей речи, а также для такой отглагольной части речи, как причастие, словоформа может быть описана следующим образом.</text:span></text:p>
      <text:p text:style-name="P52"><text:span text:style-name="T23"><text:tab/>для </text:span><draw:frame draw:style-name="fr1" draw:name="Object13" text:anchor-type="as-char" svg:width="6.398cm" svg:height="0.656cm" draw:z-index="13"><draw:object xlink:href="./Object 54" xlink:type="simple" xlink:show="embed" xlink:actuate="onLoad"/><draw:image xlink:href="./ObjectReplacements/Object 54" xlink:type="simple" xlink:show="embed" xlink:actuate="onLoad"/><svg:desc>formula</svg:desc></draw:frame></text:p>
      <text:p text:style-name="P59"><text:span text:style-name="T23"><text:tab/></text:span><draw:frame draw:style-name="fr1" draw:name="Object14" text:anchor-type="as-char" svg:width="3.401cm" svg:height="0.556cm" draw:z-index="14"><draw:object xlink:href="./Object 56" xlink:type="simple" xlink:show="embed" xlink:actuate="onLoad"/><draw:image xlink:href="./ObjectReplacements/Object 56" xlink:type="simple" xlink:show="embed" xlink:actuate="onLoad"/><svg:desc>formula</svg:desc></draw:frame><text:span text:style-name="T23">,</text:span><text:span text:style-name="T28"><text:tab/></text:span></text:p>
      <text:p text:style-name="P65"><text:span text:style-name="T23">где </text:span><text:span text:style-name="cmmi-12x-x-1201"><text:span text:style-name="T35">w</text:span></text:span><text:span text:style-name="cmmi-12x-x-1201"><text:span text:style-name="T23"> </text:span></text:span><text:span text:style-name="T23">- слово, </text:span><text:span text:style-name="cmmi-12x-x-1201"><text:span text:style-name="T35">w</text:span></text:span><text:span text:style-name="cmmi-12x-x-1201"><text:span text:style-name="T23"> </text:span></text:span><text:span text:style-name="cmsy-10x-x-1441"><text:span text:style-name="T23">∈ </text:span></text:span><text:span text:style-name="cmmi-12x-x-1201"><text:span text:style-name="T35">W</text:span></text:span><text:span text:style-name="T23">, </text:span></text:p>
      <text:p text:style-name="P53"><text:span text:style-name="cmmi-12x-x-1201"><text:span text:style-name="T35">case </text:span></text:span><text:span text:style-name="T35">- </text:span><text:span text:style-name="T23">падеж</text:span><text:span text:style-name="T35">, </text:span><text:span text:style-name="cmmi-12x-x-1201"><text:span text:style-name="T35">case </text:span></text:span><text:span text:style-name="cmsy-10x-x-1441"><text:span text:style-name="T35">∈ </text:span></text:span><text:span text:style-name="cmmi-12x-x-1201"><text:span text:style-name="T35">Case</text:span></text:span><text:span text:style-name="T35">, </text:span></text:p>
      <text:p text:style-name="P53"><text:span text:style-name="cmmi-12x-x-1201"><text:span text:style-name="T35">n </text:span></text:span><text:span text:style-name="T35">- </text:span><text:span text:style-name="T23">число</text:span><text:span text:style-name="T35">, </text:span><text:span text:style-name="cmmi-12x-x-1201"><text:span text:style-name="T35">n </text:span></text:span><text:span text:style-name="cmsy-10x-x-1441"><text:span text:style-name="T35">∈ </text:span></text:span><text:span text:style-name="cmmi-12x-x-1201"><text:span text:style-name="T35">N</text:span></text:span><text:span text:style-name="T35"> </text:span></text:p>
      <text:p text:style-name="P53"><text:span text:style-name="T31">g</text:span><text:span text:style-name="T23"> – род, </text:span><text:span text:style-name="cmmi-12x-x-1201"><text:span text:style-name="T35">g</text:span></text:span><text:span text:style-name="cmmi-12x-x-1201"><text:span text:style-name="T23"> </text:span></text:span><text:span text:style-name="cmsy-10x-x-1441"><text:span text:style-name="T23">∈ </text:span></text:span><text:span text:style-name="cmsy-10x-x-1441"><text:span text:style-name="T35">G</text:span></text:span><text:span text:style-name="T23"> </text:span></text:p>
      <text:p text:style-name="P53"><text:span text:style-name="cmmi-12x-x-1201"><text:span text:style-name="T23">Case </text:span></text:span><text:span text:style-name="cmr-12x-x-1201"><text:span text:style-name="T23">= </text:span></text:span><text:span text:style-name="T23">(’именительный’, ’родительный’, ’дательный’, ’винительный’, ’творительный’, ’предложный’</text:span><text:span text:style-name="cmr-12x-x-1201"><text:span text:style-name="T23">)</text:span></text:span></text:p>
      <text:p text:style-name="P53"><text:span text:style-name="cmmi-12x-x-1201"><text:span text:style-name="T23">N </text:span></text:span><text:span text:style-name="cmr-12x-x-1201"><text:span text:style-name="T23">= (</text:span></text:span><text:span text:style-name="T23">’единственное’, ’множественное’</text:span><text:span text:style-name="cmr-12x-x-1201"><text:span text:style-name="T23">)</text:span></text:span><text:span text:style-name="T23"> </text:span></text:p>
      <text:p text:style-name="P53"><text:span text:style-name="T23">G = (‘мужской’, ’средний’, ’женский’)</text:span></text:p>
      <text:p text:style-name="P51"/>
      <text:p text:style-name="P53"><text:span text:style-name="T23">Глагольная словоформа может быть описана следующим образом</text:span></text:p>
      <text:p text:style-name="P66"><text:span text:style-name="T23"><text:tab/>для </text:span><draw:frame draw:style-name="fr1" draw:name="Object15" text:anchor-type="as-char" svg:width="4.657cm" svg:height="0.628cm" draw:z-index="15"><draw:object xlink:href="./Object 60" xlink:type="simple" xlink:show="embed" xlink:actuate="onLoad"/><draw:image xlink:href="./ObjectReplacements/Object 60" xlink:type="simple" xlink:show="embed" xlink:actuate="onLoad"/><svg:desc>formula</svg:desc></draw:frame><text:span text:style-name="T23">,</text:span></text:p>
      <text:p text:style-name="P50"><text:span text:style-name="T23"><text:tab/></text:span><draw:frame draw:style-name="fr1" draw:name="Object16" text:anchor-type="as-char" svg:width="2.805cm" svg:height="0.556cm" draw:z-index="16"><draw:object xlink:href="./Object 62" xlink:type="simple" xlink:show="embed" xlink:actuate="onLoad"/><draw:image xlink:href="./ObjectReplacements/Object 62" xlink:type="simple" xlink:show="embed" xlink:actuate="onLoad"/><svg:desc>formula</svg:desc></draw:frame><text:span text:style-name="T23">,</text:span><text:span text:style-name="T28"><text:tab/></text:span></text:p>
      <text:p text:style-name="P53"><text:soft-page-break/><text:span text:style-name="T23">где </text:span><text:span text:style-name="T35">w</text:span><text:span text:style-name="T23"> – слово,</text:span></text:p>
      <text:p text:style-name="P61"><text:span text:style-name="T31">t – </text:span><text:span text:style-name="T23">время, </text:span><text:span text:style-name="cmmi-12x-x-1201"><text:span text:style-name="T35">t</text:span></text:span><text:span text:style-name="cmmi-12x-x-1201"><text:span text:style-name="T23"> </text:span></text:span><text:span text:style-name="cmsy-10x-x-1441"><text:span text:style-name="T23">∈ </text:span></text:span><text:span text:style-name="cmmi-12x-x-1201"><text:span text:style-name="T35">T</text:span></text:span></text:p>
      <text:p text:style-name="P61"><text:span text:style-name="cmmi-12x-x-1201"><text:span text:style-name="T23">n </text:span></text:span><text:span text:style-name="T23">- число, </text:span><text:span text:style-name="cmmi-12x-x-1201"><text:span text:style-name="T23">n </text:span></text:span><text:span text:style-name="cmsy-10x-x-1441"><text:span text:style-name="T23">∈ </text:span></text:span><text:span text:style-name="cmmi-12x-x-1201"><text:span text:style-name="T23">N</text:span></text:span><text:span text:style-name="T23"> </text:span></text:p>
      <text:p text:style-name="P61"><text:span text:style-name="T33">p</text:span><text:span text:style-name="T23"> – лицо, </text:span><text:span text:style-name="cmmi-12x-x-1201"><text:span text:style-name="T35">p</text:span></text:span><text:span text:style-name="cmmi-12x-x-1201"><text:span text:style-name="T23"> </text:span></text:span><text:span text:style-name="cmsy-10x-x-1441"><text:span text:style-name="T23">∈ </text:span></text:span><text:span text:style-name="cmsy-10x-x-1441"><text:span text:style-name="T33">P</text:span></text:span></text:p>
      <text:p text:style-name="P61"><text:span text:style-name="T35">T</text:span><text:span text:style-name="T23"> = {‘прошедшее’, ‘настоящее’, ‘будущее’}</text:span></text:p>
      <text:p text:style-name="P61"><text:span text:style-name="T35">P</text:span><text:span text:style-name="T23"> = {‘первое’, ‘второе’, ‘третье’}</text:span></text:p>
      <text:p text:style-name="P51"/>
      <text:p text:style-name="P53"><text:span text:style-name="T23">Глаголы в форме прошедшего времени характеризуются, помимо грамматических категорий времени, числа и лица, также и такой категорией, как род </text:span><text:span text:style-name="T31">g</text:span><text:span text:style-name="T23">, </text:span><text:span text:style-name="cmmi-12x-x-1201"><text:span text:style-name="T35">g</text:span></text:span><text:span text:style-name="cmmi-12x-x-1201"><text:span text:style-name="T23"> </text:span></text:span><text:span text:style-name="cmsy-10x-x-1441"><text:span text:style-name="T23">∈ </text:span></text:span><text:span text:style-name="cmsy-10x-x-1441"><text:span text:style-name="T33">G</text:span></text:span><text:span text:style-name="T23"> (например, читал, читала).</text:span></text:p>
      <text:p text:style-name="P67"><text:span text:style-name="T23"><text:tab/>для </text:span><draw:frame draw:style-name="fr1" draw:name="Object17" text:anchor-type="as-char" svg:width="7.075cm" svg:height="0.628cm" draw:z-index="17"><draw:object xlink:href="./Object 64" xlink:type="simple" xlink:show="embed" xlink:actuate="onLoad"/><draw:image xlink:href="./ObjectReplacements/Object 64" xlink:type="simple" xlink:show="embed" xlink:actuate="onLoad"/><svg:desc>formula</svg:desc></draw:frame></text:p>
      <text:p text:style-name="P60"><text:span text:style-name="T23"><text:tab/></text:span><draw:frame draw:style-name="fr1" draw:name="Object18" text:anchor-type="as-char" svg:width="3.404cm" svg:height="0.556cm" draw:z-index="18"><draw:object xlink:href="./Object 66" xlink:type="simple" xlink:show="embed" xlink:actuate="onLoad"/><draw:image xlink:href="./ObjectReplacements/Object 66" xlink:type="simple" xlink:show="embed" xlink:actuate="onLoad"/><svg:desc>formula</svg:desc></draw:frame><text:span text:style-name="T23"><text:tab/></text:span></text:p>
      <text:p text:style-name="P53"><text:span text:style-name="T23">В русском языке деепричастие, наречие, предлог, частица и союз являются неизменяемыми частями речи. Поэтому морфологической парадигмой </text:span><text:span text:style-name="T31">Wf</text:span><text:span text:style-name="T23"> слов, принадлежащих к данным частям речи, является само слово </text:span><text:span text:style-name="T31">w</text:span><text:span text:style-name="T23">. Таким образом, </text:span><text:span text:style-name="T31">Wf = </text:span><text:span text:style-name="T23">{</text:span><text:span text:style-name="T31">w</text:span><text:span text:style-name="T23">}.</text:span></text:p>
      <text:p text:style-name="P53"><text:span text:style-name="T23">У каждого слова </text:span><text:span text:style-name="cmmi-12x-x-1201"><text:span text:style-name="T23">w </text:span></text:span><text:span text:style-name="T23">имеется лемма </text:span><text:span text:style-name="cmmi-12x-x-1201"><text:span text:style-name="T23">wf</text:span></text:span><text:span text:style-name="cmmi-101"><text:span text:style-name="T48">nf</text:span></text:span><text:span text:style-name="T23">.</text:span></text:p>
      <text:p text:style-name="P53"><text:span text:style-name="T23">Лемма - это исходная, базовая или нормальная форма слова, зафиксированная в словаре. Для именных частей речи, а также для причастия, нормальной является форма именительного падежа единственного числа. Лемма является одной из словоформ слова </text:span><text:span text:style-name="cmmi-12x-x-1201"><text:span text:style-name="T23">w</text:span></text:span><text:span text:style-name="T23">. Таким образом,</text:span></text:p>
      <text:p text:style-name="P64"><text:span text:style-name="T23"><text:tab/></text:span><draw:frame draw:style-name="fr1" draw:name="Object19" text:anchor-type="as-char" svg:width="5.669cm" svg:height="0.619cm" draw:z-index="19"><draw:object xlink:href="./Object 70" xlink:type="simple" xlink:show="embed" xlink:actuate="onLoad"/><draw:image xlink:href="./ObjectReplacements/Object 70" xlink:type="simple" xlink:show="embed" xlink:actuate="onLoad"/><svg:desc>formula</svg:desc></draw:frame><text:span text:style-name="T23">,<text:tab/></text:span></text:p>
      <text:p text:style-name="P53"><text:span text:style-name="T23">где </text:span><text:span text:style-name="cmmi-12x-x-1201"><text:span text:style-name="T23">case</text:span></text:span><text:span text:style-name="cmsy-10"><text:span text:style-name="T50">′</text:span></text:span><text:span text:style-name="T23"> </text:span><text:span text:style-name="cmr-12x-x-1201"><text:span text:style-name="T23">= </text:span></text:span><text:span text:style-name="cmsy-10x-x-1441"><text:span text:style-name="T23">′</text:span></text:span><text:span text:style-name="T23">именительный</text:span><text:span text:style-name="cmsy-10x-x-1441"><text:span text:style-name="T23">′</text:span></text:span><text:span text:style-name="cmmi-12x-x-1201"><text:span text:style-name="T23">, </text:span></text:span></text:p>
      <text:p text:style-name="P53"><text:span text:style-name="cmmi-12x-x-1201"><text:span text:style-name="T23">n</text:span></text:span><text:span text:style-name="cmsy-10"><text:span text:style-name="T50">′</text:span></text:span><text:span text:style-name="T23"> </text:span><text:span text:style-name="cmr-12x-x-1201"><text:span text:style-name="T23">= </text:span></text:span><text:span text:style-name="cmsy-10x-x-1441"><text:span text:style-name="T23">′</text:span></text:span><text:span text:style-name="T23">единственное</text:span><text:span text:style-name="cmsy-10x-x-1441"><text:span text:style-name="T23">′</text:span></text:span></text:p>
      <text:p text:style-name="P53"><text:span text:style-name="T23">Нормальной формой глагола является инфинитив. В инфинитиве морфологически не выражены такие категории глагола, как время, лицо и число.</text:span></text:p>
      <text:p text:style-name="P53"><text:soft-page-break/><text:span text:style-name="T23">Перейдем к описанию использованных функций. Обозначим </text:span><text:span text:style-name="cmmi-12x-x-1201"><text:span text:style-name="T23">DPos </text:span></text:span><text:span text:style-name="T23">функцией определения части речи слова, </text:span><text:span text:style-name="T31">DNF</text:span><text:span text:style-name="T23"> - функцией нормализации слова. Нормализация слова или лемматизация - это процесс приведения слова к лемме или начальной форме</text:span></text:p>
      <text:p text:style-name="P68"><text:span text:style-name="T23"><text:tab/></text:span><draw:frame draw:style-name="fr1" draw:name="Object20" text:anchor-type="as-char" svg:width="2.75cm" svg:height="0.467cm" draw:z-index="20"><draw:object xlink:href="./Object 72" xlink:type="simple" xlink:show="embed" xlink:actuate="onLoad"/><draw:image xlink:href="./ObjectReplacements/Object 72" xlink:type="simple" xlink:show="embed" xlink:actuate="onLoad"/><svg:desc>formula</svg:desc></draw:frame><text:span text:style-name="T28"><text:tab/></text:span></text:p>
      <text:p text:style-name="P49"><text:span text:style-name="T22"><text:tab/></text:span><text:span text:style-name="T22"><draw:frame draw:style-name="fr1" draw:name="Object21" text:anchor-type="as-char" svg:width="2.863cm" svg:height="0.531cm" draw:z-index="0"><draw:object xlink:href="./Object 2" xlink:type="simple" xlink:show="embed" xlink:actuate="onLoad"/><draw:image xlink:href="./ObjectReplacements/Object 2" xlink:type="simple" xlink:show="embed" xlink:actuate="onLoad"/><svg:desc>formula</svg:desc></draw:frame></text:span><text:span text:style-name="T22"><text:tab/></text:span></text:p>
      <text:h text:style-name="P3" text:outline-level="3">В третьей главе <text:span text:style-name="T42">рассматривается процесс разработки комплекса проблемно-ориентированных программ.</text:span></text:h>
      <text:p text:style-name="Standard">Сформулированы следующие базовые функциональные требования для разрабатываемого программного обеспечения:</text:p>
      <text:list xml:id="list4209182788" text:style-name="WWNum6">
        <text:list-item>
          <text:p text:style-name="P44"><text:span text:style-name="T25">ч</text:span><text:span text:style-name="T23">тение текстовых документов в форматах txt, html, pdf;</text:span></text:p>
        </text:list-item>
        <text:list-item>
          <text:p text:style-name="P44"><text:span text:style-name="T23">выделение предложений в каждом из документов;</text:span></text:p>
        </text:list-item>
        <text:list-item>
          <text:p text:style-name="P44"><text:span text:style-name="T23">морфологический разбор токенов в предложениях, хранение грамматических характеристик;</text:span><text:bookmark-start text:name="__DdeLink__12260_3224744665"/></text:p>
        </text:list-item>
        <text:list-item>
          <text:p text:style-name="P44"><text:span text:style-name="T24">реализация лингвистических фильтров Noun</text:span><text:span text:style-name="T51">+ </text:span><text:span text:style-name="T23"><text:s/>и </text:span><text:span text:style-name="T24">(Adj|Noun)</text:span><text:span text:style-name="T51">+</text:span><text:span text:style-name="T24">Noun;</text:span><text:bookmark-end text:name="__DdeLink__12260_3224744665"/></text:p>
        </text:list-item>
        <text:list-item>
          <text:p text:style-name="P44"><text:span text:style-name="T24">реализация механизма фильтрации с помощью стоп-списка;</text:span></text:p>
        </text:list-item>
        <text:list-item>
          <text:p text:style-name="P44"><text:span text:style-name="T24">реализация статистических методов C-Value, GlossEx, k-factor;</text:span></text:p>
        </text:list-item>
        <text:list-item>
          <text:p text:style-name="P44"><text:bookmark-start text:name="__DdeLink__12240_3224744665"/><text:span text:style-name="T24">сохранение промежуточной информации после проведения лексического и морфологического анализа в виде файла(ов);</text:span><text:bookmark-end text:name="__DdeLink__12240_3224744665"/></text:p>
        </text:list-item>
        <text:list-item>
          <text:p text:style-name="P44"><text:span text:style-name="T24">сохранение промежуточной информации после обработки терминологических кандидатов с помощью лингвистических фильтров в виде файла(ов);</text:span></text:p>
        </text:list-item>
        <text:list-item>
          <text:p text:style-name="P44"><text:span text:style-name="T24">сохранение результирующего списка терминов в виде файла(ов).</text:span></text:p>
        </text:list-item>
      </text:list>
      <text:p text:style-name="P16">Требуемый функционал рациональнее разделить на модули, что позволит следовать принципу <text:span text:style-name="T23">единственности ответственности</text:span> и упростит последующее тестирование. <text:span text:style-name="T23">Таким образом, была спроектирована следующая структура ПО:</text:span></text:p>
      <text:list xml:id="list4128615729" text:style-name="WWNum15">
        <text:list-item>
          <text:p text:style-name="P45"><text:span text:style-name="T23">Модуль Structures. Содержит классы, реализующие математическую модель русскоязычного текстового документа: </text:span></text:p>
          <text:list>
            <text:list-item>
              <text:p text:style-name="P45"><text:soft-page-break/><text:span text:style-name="T23">Case — падеж,</text:span></text:p>
            </text:list-item>
            <text:list-item>
              <text:p text:style-name="P45"><text:span text:style-name="T23">PartOfSpeech — часть речь,</text:span></text:p>
            </text:list-item>
            <text:list-item>
              <text:p text:style-name="P45"><text:span text:style-name="T23">TaggedWord — слово с грамматическими свойствама,</text:span></text:p>
            </text:list-item>
            <text:list-item>
              <text:p text:style-name="P45"><text:span text:style-name="T23">Separator — символ-разделитель.</text:span></text:p>
            </text:list-item>
            <text:list-item>
              <text:p text:style-name="P45"><text:span text:style-name="T23">Collocation — коллокация.</text:span></text:p>
            </text:list-item>
          </text:list>
        </text:list-item>
        <text:list-item>
          <text:p text:style-name="P45"><text:span text:style-name="T23">Модуль TextImporter. Содержит классы для распознавания текста из исходных файлов формата pdf, html и txt. В случае, если в качестве входного файла будет передан </text:span><text:bookmark-start text:name="__DdeLink__12267_3224744665"/><text:span text:style-name="T23">неоцифрованный документ </text:span><text:bookmark-end text:name="__DdeLink__12267_3224744665"/><text:span text:style-name="T23">pdf, данный модуль должен произвести распознавание символов (англ. optical character recognition, OCR).</text:span></text:p>
        </text:list-item>
        <text:list-item>
          <text:p text:style-name="P45"><text:span text:style-name="T23">Модуль LinguisticFilter. Содержит классы для реализации общего механизма фильтрации с помощью лингвистических фильтров, структур шаблонов, применяемых лингвистическими фильтрами, а также непосредственные реализации фильтров Noun</text:span><text:span text:style-name="T50">+ </text:span><text:span text:style-name="T54">и <text:s/></text:span><text:span text:style-name="T55">(Adj|Noun)</text:span><text:span text:style-name="T51">+</text:span><text:span text:style-name="T55">Noun</text:span><text:span text:style-name="T23">.</text:span></text:p>
        </text:list-item>
        <text:list-item>
          <text:p text:style-name="P45"><text:span text:style-name="T23">Модуль Stoplist. Содержит классы для реализации механизма фильтрации с помощью стоп-списка.</text:span></text:p>
        </text:list-item>
        <text:list-item>
          <text:p text:style-name="P45"><text:span text:style-name="T23">Модуль Morph. </text:span><text:bookmark-start text:name="__DdeLink__12274_3224744665"/><text:span text:style-name="T23">Содержит классы</text:span><text:bookmark-end text:name="__DdeLink__12274_3224744665"/><text:span text:style-name="T23"> для морфологического анализа слов.</text:span></text:p>
        </text:list-item>
        <text:list-item>
          <text:p text:style-name="P45"><text:span text:style-name="T23">Модуль SentenceFetcher. Содержит класс для разбиения текста на предложения.</text:span></text:p>
        </text:list-item>
        <text:list-item>
          <text:p text:style-name="P45"><text:span text:style-name="T23">Модуль StatMethods. Содержит классы, реализующие статистические методы </text:span><text:span text:style-name="T24">C-Value, GlossEx, k-factor.</text:span></text:p>
        </text:list-item>
      </text:list>
      <text:p text:style-name="P16"><text:span text:style-name="T24"/></text:p>
      <text:p text:style-name="Standard"><text:span text:style-name="T1">В заключении</text:span> работы сформулированы основные результаты <text:span text:style-name="T49">научно-квалификационной</text:span> работы и сделанные выводы.</text:p>
      <text:p text:style-name="Standard"/>
      <text:p text:style-name="P24"/>
      <text:h text:style-name="P2" text:outline-level="2">ОСНОВНЫЕ РЕЗУЛЬТАТЫ РАБОТЫ</text:h>
      <text:p text:style-name="Standard"/>
      <text:p text:style-name="P16">1. Разработана <text:span text:style-name="T49">м</text:span><text:span text:style-name="T23">атематическая модель предметной области текстового документа на русском языке, учитывающая грамматические особенности русского языка, описанная в форме терминологии с использованием аппарата теории множеств. Данн</text:span><text:span text:style-name="T25">ая</text:span><text:span text:style-name="T23"> модель </text:span><text:span text:style-name="T25">предназначена для</text:span><text:span text:style-name="T23"> использова</text:span><text:span text:style-name="T25">ния</text:span><text:span text:style-name="T23"> </text:span><text:span text:style-name="T25">в качестве модели,</text:span><text:span text:style-name="T23"> опис</text:span><text:span text:style-name="T25">ывающей</text:span><text:span text:style-name="T23"> текстов</text:span><text:span text:style-name="T25">ый</text:span><text:span text:style-name="T23"> корпус, </text:span><text:span text:style-name="T25">являющийся </text:span><text:span text:style-name="T23">входными данными для методов извлечения ключевых слов и терминов из текста.</text:span></text:p>
      <text:p text:style-name="P16"/>
      <text:p text:style-name="Standard"/>
      <text:h text:style-name="P1" text:outline-level="2">ПУБЛИКАЦИИ ПО ТЕМЕ ДИССЕРТАЦИИ</text:h>
      <text:p text:style-name="P12"/>
      <text:p text:style-name="P12"><text:span text:style-name="T3">Публикации в центральных изданиях,<text:line-break/>включенных в перечень периодических изданий ВАК РФ</text:span></text:p>
      <text:p text:style-name="P12"/>
      <text:p text:style-name="Standard">1.<text:span text:style-name="T39"> </text:span><text:span text:style-name="T2">Петров А.С.,</text:span> Шульга Т. Э. Математическая модель русскоязычного текстового документа для решения задачи автоматического извлечения терминов из текста // Вестник Воронежского Государственного Университета. Серия: Системный анализ и информационные технологии. - 2017. - № 3. - С. 195-203.</text:p>
      <text:p text:style-name="P14"/>
      <text:p text:style-name="P12"><text:span text:style-name="T3">Свидетельства о регистрации программ для ЭВМ</text:span></text:p>
      <text:p text:style-name="P12"/>
      <text:p text:style-name="P18"><text:span text:style-name="T56">2</text:span>. Шульга Т. Э., <text:span text:style-name="T2">Петров А.С.</text:span> <text:span text:style-name="T57">Программный комплекс для извлечения терминов из текста</text:span> // Свидетельство о государственной регистрации программы для ЭВМ №<text:span text:style-name="T57">2017663283</text:span>, 2<text:span text:style-name="T58">8</text:span>.11.201<text:span text:style-name="T58">7</text:span>.</text:p>
      <text:p text:style-name="P15"/>
      <text:p text:style-name="P37"><text:span text:style-name="T3">Публикации в других изданиях</text:span></text:p>
      <text:p text:style-name="P15"/>
      <text:p text:style-name="P17"><text:span text:style-name="T59">3</text:span>.<text:span text:style-name="T2"> Петров А.С.,</text:span> Шульга Т. Э. О методах решения задачи автоматического извлечения терминов из русскоязычных текстовых документов // Проблемы управления, обработки и передачи информации (УОПИ-2017): сб. тр. V Междунар. юбилейн. науч. конф. <text:s/>2017. - C. 334-340. </text:p>
      <text:p text:style-name="P17"><text:span text:style-name="T59">4</text:span>.<text:span text:style-name="T2"> Петров А.С.,</text:span> Шульга Т. Э. Применение статистических методов для решения задачи автоматического извлечения терминов из русскоязычных текстовых документов / А.С. Петров, Т.Э. Шульга // Информационно-коммуникационные технологии в науке, производстве и образовании ICIT-2017: материалы Международной научной конференции, Саратов, 21-22 сентября 2017 г. - 2017. - С. 239-246. </text:p>
      <text:p text:style-name="P17"><text:span text:style-name="T59">5</text:span>. <text:span text:style-name="T43">Шульга Т.Э., </text:span><text:span text:style-name="T2">Петров А.С.,</text:span><text:span text:style-name="T43"> О задаче автоматического извлечения терминов из текста // Информационно-коммуникационные технологии в науке, производстве и образовании ICIT-2016: материалы Международной научно-практической конференции, Саратов, 23-28 августа 2016 г. - 2016. - С. 112-117. </text:span></text:p>
      <text:p text:style-name="Standard"><text:span text:style-name="T59">6</text:span>. <text:span text:style-name="T1">Петров А.С. </text:span><text:span text:style-name="T43">Обзор статистических методов извлечения терминов из текста // Проблемы управления в социально-экономических и технических системах: сборник научных статей - 2016. С. 163-167</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Times New Roman1" svg:font-family="'Times New Roman', Times, serif"/>
    <style:font-face style:name="Courier New" svg:font-family="'Courier New'" style:font-family-generic="roman"/>
    <style:font-face style:name="Liberation Sans" svg:font-family="'Liberation Sans'" style:font-family-generic="roman"/>
    <style:font-face style:name="OpenSymbol" svg:font-family="OpenSymbol" style:font-family-generic="roman"/>
    <style:font-face style:name="Segoe UI" svg:font-family="'Segoe UI'" style:font-family-generic="roman"/>
    <style:font-face style:name="Times New Roman" svg:font-family="'Times New Roman'" style:font-family-generic="roman"/>
    <style:font-face style:name="Courier New1" svg:font-family="'Courier New'" style:font-adornments="Regular" style:font-pitch="fixed"/>
    <style:font-face style:name="F" svg:font-family="" style:font-family-generic="system" style:font-pitch="variable"/>
    <style:font-face style:name="Arial"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ru" fo:country="RU" style:letter-kerning="false" style:font-name-asian="Times New Roman2"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ru" fo:country="RU" style:letter-kerning="false" style:font-name-asian="Times New Roman2" style:font-size-asian="10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2" fo:widows="2" fo:text-indent="1.251cm" style:auto-text-indent="false" style:punctuation-wrap="simple" style:writing-mode="lr-tb"/>
      <style:text-properties style:use-window-font-color="true" style:font-name="Times New Roman" fo:font-family="'Times New Roman'" style:font-family-generic="roman" fo:font-size="14pt" fo:language="ru" fo:country="RU" style:letter-kerning="false" style:font-name-asian="Times New Roman2" style:font-family-asian="'Times New Roman'" style:font-family-generic-asian="system" style:font-pitch-asian="variable" style:font-size-asian="14pt" style:language-asian="en" style:country-asian="US"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Times New Roman" fo:font-family="'Times New Roman'" style:font-family-generic="roman"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name-complex="Noto Sans Devanagari" style:font-family-complex="'Noto Sans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cm" fo:margin-right="0cm" fo:text-align="center" style:justify-single-word="false" fo:keep-together="always" fo:text-indent="1.251cm" style:auto-text-indent="false" fo:keep-with-next="always"/>
      <style:text-properties style:font-name="Times New Roman" fo:font-family="'Times New Roman'" style:font-family-generic="roman" fo:font-weight="bold" style:font-name-asian="Times New Roman2" style:font-family-asian="'Times New Roman'" style:font-family-generic-asian="system" style:font-pitch-asian="variable" style:font-weight-asian="bold" style:font-name-complex="Arial" style:font-family-complex="Ari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cm" fo:margin-right="0cm" fo:keep-together="always" fo:text-indent="1.251cm" style:auto-text-indent="false" fo:keep-with-next="always"/>
      <style:text-properties style:font-name="Times New Roman" fo:font-family="'Times New Roman'" style:font-family-generic="roman" fo:font-weight="bold" style:font-name-asian="Times New Roman2" style:font-family-asian="'Times New Roman'" style:font-family-generic-asian="system" style:font-pitch-asian="variable" style:font-weight-asian="bold" style:font-name-complex="Arial"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БезОтступа" style:family="paragraph" style:parent-style-name="Standard" style:default-outline-level="">
      <style:paragraph-properties fo:margin-left="0cm" fo:margin-right="0cm" fo:text-indent="0cm" style:auto-text-indent="false"/>
      <style:text-properties fo:font-size="13pt" fo:language="en" fo:country="GB"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0pt"/>
    </style:style>
    <style:style style:name="Основа" style:family="paragraph" style:parent-style-name="Text_20_body" style:default-outline-level="">
      <style:paragraph-properties fo:margin-top="0cm" fo:margin-bottom="0cm" loext:contextual-spacing="false">
        <style:tab-stops>
          <style:tab-stop style:position="0.508cm"/>
        </style:tab-stops>
      </style:paragraph-properties>
      <style:text-properties style:font-name-asian="MS Mincho" style:font-family-asian="'MS Mincho'" style:font-family-generic-asian="system" style:font-pitch-asian="variable" style:language-asian="ru" style:country-asian="RU" style:font-name-complex="Times New Roman2" style:font-family-complex="'Times New Roman'" style:font-family-generic-complex="system" style:font-pitch-complex="variable" style:font-size-complex="14pt"/>
    </style:style>
    <style:style style:name="Table_20_Contents" style:display-name="Table Contents" style:family="paragraph" style:parent-style-name="Standard" style:default-outline-level="" style:class="extra">
      <style:paragraph-properties text:number-lines="false" text:line-number="0"/>
    </style:style>
    <style:style style:name="Body_20_Paper_20_Text" style:display-name="Body Paper Text" style:family="paragraph" style:parent-style-name="Standard" style:default-outline-level="">
      <style:text-properties style:font-size-complex="12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fo:font-size="14pt" fo:font-weight="bold" style:font-name-asian="Times New Roman2" style:font-family-asian="'Times New Roman'" style:font-family-generic-asian="system" style:font-pitch-asian="variable" style:font-size-asian="14pt" style:font-weight-asian="bold" style:font-name-complex="Arial" style:font-family-complex="Arial" style:font-family-generic-complex="system" style:font-pitch-complex="variable" style:font-size-complex="13pt"/>
    </style:style>
    <style:style style:name="Heading_20_3_20_Char" style:display-name="Heading 3 Char" style:family="text" style:parent-style-name="Default_20_Paragraph_20_Font">
      <style:text-properties style:font-name="Times New Roman" fo:font-family="'Times New Roman'" style:font-family-generic="roman" fo:font-size="14pt" fo:font-weight="bold" style:font-name-asian="Times New Roman2" style:font-family-asian="'Times New Roman'" style:font-family-generic-asian="system" style:font-pitch-asian="variable" style:font-size-asian="14pt" style:font-weight-asian="bold" style:font-name-complex="Arial"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fo:font-size="10pt" style:font-size-asian="10pt"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Неразрешенное_20_упоминание1" style:display-name="Неразрешенное упоминание1" style:family="text" style:parent-style-name="Default_20_Paragraph_20_Font">
      <style:text-properties fo:color="#808080" fo:background-color="#ffffff"/>
    </style:style>
    <style:style style:name="FollowedHyperlink" style:family="text" style:parent-style-name="Default_20_Paragraph_20_Font">
      <style:text-properties fo:color="#954f72"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fo:font-size="14pt" style:font-size-asian="14pt"/>
    </style:style>
    <style:style style:name="Footer_20_Char" style:display-name="Footer Char" style:family="text" style:parent-style-name="Default_20_Paragraph_20_Font">
      <style:text-properties style:font-name="Times New Roman" fo:font-family="'Times New Roman'" style:font-family-generic="roman" fo:font-size="14pt" style:font-size-asian="14pt"/>
    </style:style>
    <style:style style:name="Strong" style:family="text" style:parent-style-name="Default_20_Paragraph_20_Font">
      <style:text-properties fo:font-weight="bold" style:font-weight-asian="bold"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fo:font-size="14pt" style:font-size-asian="14pt"/>
    </style:style>
    <style:style style:name="Основа_20_Знак" style:display-name="Основа Знак" style:family="text" style:parent-style-name="Body_20_Text_20_Char">
      <style:text-properties style:font-name="Times New Roman" fo:font-family="'Times New Roman'" style:font-family-generic="roman" fo:font-size="14pt" style:font-name-asian="MS Mincho" style:font-family-asian="'MS Mincho'"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4pt"/>
    </style:style>
    <style:style style:name="Неразрешенное_20_упоминание2" style:display-name="Неразрешенное упоминание2" style:family="text" style:parent-style-name="Default_20_Paragraph_20_Font">
      <style:text-properties fo:color="#808080" fo:background-color="#ffffff"/>
    </style:style>
    <style:style style:name="List_20_Paragraph_20_Char" style:display-name="List Paragraph Char" style:family="text" style:parent-style-name="Default_20_Paragraph_20_Font">
      <style:text-properties style:font-name="Times New Roman" fo:font-family="'Times New Roman'" style:font-family-generic="roman" fo:font-size="14pt" style:font-size-asian="14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language="ru" fo:country="RU"/>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fo:language="ru" fo:country="RU"/>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fo:language="ru" fo:country="RU"/>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fo:language="ru" fo:country="RU"/>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Arial" style:font-family-complex="Arial" style:font-family-generic-complex="system" style:font-pitch-complex="variable"/>
    </style:style>
    <style:style style:name="ListLabel_20_83" style:display-name="ListLabel 83" style:family="text">
      <style:text-properties style:font-name-complex="Arial" style:font-family-complex="Arial" style:font-family-generic-complex="system" style:font-pitch-complex="variable"/>
    </style:style>
    <style:style style:name="ListLabel_20_84" style:display-name="ListLabel 84" style:family="text">
      <style:text-properties style:font-name-complex="Arial" style:font-family-complex="Arial" style:font-family-generic-complex="system" style:font-pitch-complex="variable"/>
    </style:style>
    <style:style style:name="ListLabel_20_85" style:display-name="ListLabel 85" style:family="text">
      <style:text-properties style:font-name-complex="Arial" style:font-family-complex="Arial" style:font-family-generic-complex="system" style:font-pitch-complex="variable"/>
    </style:style>
    <style:style style:name="ListLabel_20_86" style:display-name="ListLabel 86" style:family="text">
      <style:text-properties style:font-name-complex="Arial" style:font-family-complex="Arial" style:font-family-generic-complex="system" style:font-pitch-complex="variable"/>
    </style:style>
    <style:style style:name="ListLabel_20_87" style:display-name="ListLabel 87" style:family="text">
      <style:text-properties style:font-name-complex="Arial" style:font-family-complex="Arial" style:font-family-generic-complex="system" style:font-pitch-complex="variable"/>
    </style:style>
    <style:style style:name="ListLabel_20_88" style:display-name="ListLabel 88" style:family="text">
      <style:text-properties style:font-name-complex="Arial" style:font-family-complex="Arial" style:font-family-generic-complex="system" style:font-pitch-complex="variable"/>
    </style:style>
    <style:style style:name="ListLabel_20_89" style:display-name="ListLabel 89" style:family="text">
      <style:text-properties style:font-name-complex="Arial" style:font-family-complex="Arial" style:font-family-generic-complex="system" style:font-pitch-complex="variable"/>
    </style:style>
    <style:style style:name="ListLabel_20_90" style:display-name="ListLabel 90" style:family="text">
      <style:text-properties style:font-name-complex="Arial" style:font-family-complex="Arial" style:font-family-generic-complex="system" style:font-pitch-complex="variable"/>
    </style:style>
    <style:style style:name="ListLabel_20_91" style:display-name="ListLabel 91" style:family="text">
      <style:text-properties style:font-name-complex="Arial" style:font-family-complex="Arial" style:font-family-generic-complex="system" style:font-pitch-complex="variable"/>
    </style:style>
    <style:style style:name="ListLabel_20_92" style:display-name="ListLabel 92" style:family="text">
      <style:text-properties style:font-name-complex="Arial" style:font-family-complex="Arial" style:font-family-generic-complex="system" style:font-pitch-complex="variable"/>
    </style:style>
    <style:style style:name="ListLabel_20_93" style:display-name="ListLabel 93" style:family="text">
      <style:text-properties style:font-name-complex="Arial" style:font-family-complex="Arial" style:font-family-generic-complex="system" style:font-pitch-complex="variable"/>
    </style:style>
    <style:style style:name="ListLabel_20_94" style:display-name="ListLabel 94" style:family="text">
      <style:text-properties style:font-name-complex="Arial" style:font-family-complex="Arial" style:font-family-generic-complex="system" style:font-pitch-complex="variable"/>
    </style:style>
    <style:style style:name="ListLabel_20_95" style:display-name="ListLabel 95" style:family="text">
      <style:text-properties style:font-name-complex="Arial" style:font-family-complex="Arial" style:font-family-generic-complex="system" style:font-pitch-complex="variable"/>
    </style:style>
    <style:style style:name="ListLabel_20_96" style:display-name="ListLabel 96" style:family="text">
      <style:text-properties style:font-name-complex="Arial" style:font-family-complex="Arial" style:font-family-generic-complex="system" style:font-pitch-complex="variable"/>
    </style:style>
    <style:style style:name="ListLabel_20_97" style:display-name="ListLabel 97" style:family="text">
      <style:text-properties style:font-name-complex="Arial" style:font-family-complex="Arial" style:font-family-generic-complex="system" style:font-pitch-complex="variable"/>
    </style:style>
    <style:style style:name="ListLabel_20_98" style:display-name="ListLabel 98" style:family="text">
      <style:text-properties style:font-name-complex="Arial" style:font-family-complex="Arial" style:font-family-generic-complex="system" style:font-pitch-complex="variable"/>
    </style:style>
    <style:style style:name="ListLabel_20_99" style:display-name="ListLabel 99" style:family="text">
      <style:text-properties style:font-name-complex="Arial" style:font-family-complex="Aria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style style:name="Основной_20_шрифт_20_абзаца1" style:display-name="Основной шрифт абзаца1" style:family="text"/>
    <style:style style:name="cmmi-101" style:family="text" style:parent-style-name="Основной_20_шрифт_20_абзаца1">
      <style:text-properties fo:font-style="italic" style:font-style-asian="italic" style:font-style-complex="italic"/>
    </style:style>
    <style:style style:name="cmsy-10" style:family="text" style:parent-style-name="Основной_20_шрифт_20_абзаца1"/>
    <style:style style:name="cmmi-12x-x-1201" style:family="text" style:parent-style-name="Основной_20_шрифт_20_абзаца1">
      <style:text-properties fo:font-size="17.5pt" fo:font-style="italic" style:font-size-asian="17.5pt" style:font-style-asian="italic" style:font-size-complex="17.5pt" style:font-style-complex="italic"/>
    </style:style>
    <style:style style:name="cmsy-10x-x-1441" style:family="text" style:parent-style-name="Основной_20_шрифт_20_абзаца1">
      <style:text-properties fo:font-size="17.5pt" style:font-size-asian="17.5pt" style:font-size-complex="17.5pt"/>
    </style:style>
    <style:style style:name="cmr-12x-x-1201" style:family="text" style:parent-style-name="Основной_20_шрифт_20_абзаца1">
      <style:text-properties fo:font-size="17.5pt" style:font-size-asian="17.5pt" style:font-size-complex="17.5pt"/>
    </style:style>
    <style:style style:name="latt-14401" style:family="text" style:parent-style-name="Основной_20_шрифт_20_абзаца1">
      <style:text-properties style:font-name="Courier New" fo:font-family="'Courier New'" style:font-family-generic="roman" fo:font-size="17pt" style:font-size-asian="17pt" style:font-name-complex="Courier New2" style:font-family-complex="'Courier New'" style:font-family-generic-complex="system" style:font-pitch-complex="variable" style:font-size-complex="17pt"/>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Times New Roman" fo:font-family="'Times New Roman'" style:font-family-generic="roman" fo:font-size="14pt" style:font-size-asian="14pt" style:font-name-complex="OpenSymbol2" style:font-family-complex="OpenSymbol" style:font-family-generic-complex="system" style:font-pitch-complex="variable"/>
    </style:style>
    <style:style style:name="ListLabel_20_260" style:display-name="ListLabel 260" style:family="text">
      <style:text-properties style:font-name="Times New Roman" fo:font-family="'Times New Roman'" style:font-family-generic="roman" fo:font-size="14pt" style:font-size-asian="14pt"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6"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58"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59"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61"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62"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64"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bullet text:level="2" text:style-name="ListLabel_20_74"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text:style-name="ListLabel_20_8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text:style-name="ListLabel_20_9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text:style-name="ListLabel_20_9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text:style-name="ListLabel_20_9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text:style-name="ListLabel_20_9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text:style-name="ListLabel_20_9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text:style-name="ListLabel_20_9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text:style-name="ListLabel_20_9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10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0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0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5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6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06:24:00</meta:creation-date>
    <meta:initial-creator>Nikita Danilov</meta:initial-creator>
    <dc:language>en-US</dc:language>
    <dc:date>2019-06-24T08:40:53.878544995</dc:date>
    <meta:editing-cycles>2012</meta:editing-cycles>
    <meta:editing-duration>P5DT11H14M10S</meta:editing-duration>
    <meta:generator>LibreOffice/6.2.4.2.0$Linux_X86_64 LibreOffice_project/20$Build-2</meta:generator>
    <meta:document-statistic meta:table-count="3" meta:image-count="0" meta:object-count="21" meta:page-count="18" meta:paragraph-count="203" meta:word-count="2852" meta:character-count="23526" meta:non-whitespace-character-count="206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content.xml><?xml version="1.0" encoding="utf-8"?>
<math xmlns="http://www.w3.org/1998/Math/MathML" display="block">
  <semantics>
    <mrow>
      <mi>b</mi>
      <mrow>
        <mi>'</mi>
        <mo stretchy="false">=</mo>
        <mover accent="true">
          <mrow>
            <mn>1</mn>
            <mi>,</mi>
            <mi>b</mi>
          </mrow>
          <mo stretchy="false">´</mo>
        </mover>
      </mrow>
    </mrow>
    <annotation encoding="StarMath 5.0">b ' = acute {1 , b}</annotation>
  </semantics>
</math>
</file>

<file path=Object 14/content.xml><?xml version="1.0" encoding="utf-8"?>
<math xmlns="http://www.w3.org/1998/Math/MathML" display="block">
  <semantics>
    <mrow>
      <mrow>
        <msub>
          <mi>w</mi>
          <mi mathvariant="italic">ij</mi>
        </msub>
        <mo stretchy="false">=</mo>
        <mo stretchy="false">{</mo>
      </mrow>
      <msub>
        <mi>l</mi>
        <mrow>
          <mi mathvariant="italic">ij</mi>
          <mn>1</mn>
        </mrow>
      </msub>
      <mi>,</mi>
      <mi>…</mi>
      <msub>
        <mi>l</mi>
        <mi mathvariant="italic">ija</mi>
      </msub>
      <mo stretchy="false">}</mo>
    </mrow>
    <annotation encoding="StarMath 5.0">{w} rsub {ij} = \{ {l} rsub {ij 1} , … {l} rsub {ija} \}</annotation>
  </semantics>
</math>
</file>

<file path=Object 2/content.xml><?xml version="1.0" encoding="utf-8"?>
<math xmlns="http://www.w3.org/1998/Math/MathML" display="block">
  <semantics>
    <mrow>
      <mi mathvariant="italic">DNF</mi>
      <mi mathvariant="normal">:</mi>
      <mi mathvariant="italic">Wf</mi>
      <mi>→</mi>
      <msub>
        <mi mathvariant="italic">wf</mi>
        <mi mathvariant="italic">nf</mi>
      </msub>
    </mrow>
    <annotation encoding="StarMath 5.0">DNF : Wf → {wf} rsub {nf}</annotation>
  </semantics>
</math>
</file>

<file path=Object 22/content.xml><?xml version="1.0" encoding="utf-8"?>
<math xmlns="http://www.w3.org/1998/Math/MathML" display="block">
  <semantics>
    <mrow>
      <msub>
        <mi>l</mi>
        <mrow>
          <mi mathvariant="italic">ija</mi>
          <mi>'</mi>
        </mrow>
      </msub>
      <mi>∈</mi>
      <mi>L</mi>
    </mrow>
    <annotation encoding="StarMath 5.0">{l} rsub {ija '} ∈ L</annotation>
  </semantics>
</math>
</file>

<file path=Object 26/content.xml><?xml version="1.0" encoding="utf-8"?>
<math xmlns="http://www.w3.org/1998/Math/MathML" display="block">
  <semantics>
    <mrow>
      <mi>a</mi>
      <mrow>
        <mi>'</mi>
        <mo stretchy="false">=</mo>
        <mover accent="true">
          <mrow>
            <mn>1</mn>
            <mi>,</mi>
            <mi>a</mi>
          </mrow>
          <mo stretchy="false">´</mo>
        </mover>
      </mrow>
    </mrow>
    <annotation encoding="StarMath 5.0">a ' = acute {1 , a}</annotation>
  </semantics>
</math>
</file>

<file path=Object 28/content.xml><?xml version="1.0" encoding="utf-8"?>
<math xmlns="http://www.w3.org/1998/Math/MathML" display="block">
  <semantics>
    <mrow>
      <msub>
        <mi mathvariant="italic">sep</mi>
        <mrow>
          <mi mathvariant="italic">ik</mi>
          <mi>'</mi>
        </mrow>
      </msub>
      <mi>∈</mi>
      <mi mathvariant="italic">Sep</mi>
    </mrow>
    <annotation encoding="StarMath 5.0">{sep} rsub {ik '} ∈ Sep</annotation>
  </semantics>
</math>
</file>

<file path=Object 4/content.xml><?xml version="1.0" encoding="utf-8"?>
<math xmlns="http://www.w3.org/1998/Math/MathML" display="block">
  <semantics>
    <mrow>
      <mrow>
        <msub>
          <mi>s</mi>
          <mi>i</mi>
        </msub>
        <mo stretchy="false">=</mo>
        <mo stretchy="false">{</mo>
      </mrow>
      <msub>
        <mi>w</mi>
        <mrow>
          <mi>i</mi>
          <mn>1</mn>
        </mrow>
      </msub>
      <mi>,</mi>
      <msub>
        <mrow>
          <mi mathvariant="italic">se</mi>
          <msup>
            <mi>p</mi>
            <mi>'</mi>
          </msup>
        </mrow>
        <mrow>
          <mi>i</mi>
          <mn>1</mn>
        </mrow>
      </msub>
      <mi>,</mi>
      <mi>…</mi>
      <msub>
        <mrow>
          <mi mathvariant="italic">se</mi>
          <msup>
            <mi>p</mi>
            <mi>'</mi>
          </msup>
        </mrow>
        <mi mathvariant="italic">ib</mi>
      </msub>
      <msub>
        <mi>w</mi>
        <mi>ℑ</mi>
      </msub>
      <mi>,</mi>
      <msub>
        <mi mathvariant="italic">sep</mi>
        <mrow>
          <mi>i</mi>
          <mn>1</mn>
        </mrow>
      </msub>
      <mi>,</mi>
      <mi>…</mi>
      <mi>,</mi>
      <msub>
        <mi mathvariant="italic">sep</mi>
        <mi mathvariant="italic">ik</mi>
      </msub>
      <mo stretchy="false">}</mo>
    </mrow>
    <annotation encoding="StarMath 5.0">{s} rsub {i} = \{ {w} rsub {i 1} , {se {p} ^ {'}} rsub {i 1} , … {se {p} ^ {'}} rsub {ib} {w} rsub {ℑ} , {sep} rsub {i 1} , … , {sep} rsub {ik} \}</annotation>
  </semantics>
</math>
</file>

<file path=Object 48/content.xml><?xml version="1.0" encoding="utf-8"?>
<math xmlns="http://www.w3.org/1998/Math/MathML" display="block">
  <semantics>
    <mrow>
      <msub>
        <mrow>
          <mi mathvariant="italic">sep</mi>
          <mi>'</mi>
        </mrow>
        <mrow>
          <mi mathvariant="italic">ib</mi>
          <mi>'</mi>
        </mrow>
      </msub>
      <mi>∈</mi>
      <mi mathvariant="italic">Sep</mi>
      <mi>'</mi>
    </mrow>
    <annotation encoding="StarMath 5.0">{sep '} rsub {ib '} ∈ Sep '</annotation>
  </semantics>
</math>
</file>

<file path=Object 50/content.xml><?xml version="1.0" encoding="utf-8"?>
<math xmlns="http://www.w3.org/1998/Math/MathML" display="block">
  <semantics>
    <mrow>
      <mrow>
        <mi mathvariant="italic">Wf</mi>
        <mo stretchy="false">=</mo>
        <mrow>
          <mo fence="true" stretchy="true">{</mo>
          <mrow>
            <mrow>
              <msub>
                <mi mathvariant="italic">wf</mi>
                <mn>1</mn>
              </msub>
              <mi>,</mi>
              <mi>…</mi>
              <mi>,</mi>
              <msub>
                <mi mathvariant="italic">wf</mi>
                <mi>e</mi>
              </msub>
            </mrow>
          </mrow>
          <mo fence="true" stretchy="true">|</mo>
        </mrow>
      </mrow>
      <mi mathvariant="italic">DNF</mi>
      <mrow>
        <mrow>
          <mo fence="true" stretchy="true">(</mo>
          <mrow>
            <msub>
              <mi mathvariant="italic">wf</mi>
              <mrow>
                <mi>e</mi>
                <mi>'</mi>
              </mrow>
            </msub>
          </mrow>
          <mo fence="true" stretchy="true">)</mo>
        </mrow>
        <mo stretchy="false">=</mo>
        <msub>
          <mi mathvariant="italic">wf</mi>
          <mi mathvariant="italic">nf</mi>
        </msub>
      </mrow>
      <mo stretchy="false">}</mo>
    </mrow>
    <annotation encoding="StarMath 5.0">Wf = left lbrace {wf} rsub {1} , … , {wf} rsub {e} right rline DNF left ({wf} rsub {e '} right ) = {wf} rsub {nf} \}</annotation>
  </semantics>
</math>
</file>

<file path=Object 52/content.xml><?xml version="1.0" encoding="utf-8"?>
<math xmlns="http://www.w3.org/1998/Math/MathML" display="block">
  <semantics>
    <mrow>
      <mi>e</mi>
      <mrow>
        <mi>'</mi>
        <mo stretchy="false">=</mo>
        <mover accent="true">
          <mrow>
            <mn>1</mn>
            <mi>,</mi>
            <mi>e</mi>
          </mrow>
          <mo stretchy="false">´</mo>
        </mover>
      </mrow>
    </mrow>
    <annotation encoding="StarMath 5.0">e ' = acute {1 , e}</annotation>
  </semantics>
</math>
</file>

<file path=Object 54/content.xml><?xml version="1.0" encoding="utf-8"?>
<math xmlns="http://www.w3.org/1998/Math/MathML" display="block">
  <semantics>
    <mrow>
      <mi>∀</mi>
      <msub>
        <mi mathvariant="italic">wf</mi>
        <mrow>
          <mi>e</mi>
          <mi>'</mi>
        </mrow>
      </msub>
      <mi>,</mi>
      <mi mathvariant="italic">DPos</mi>
      <mrow>
        <mo fence="true" stretchy="true">(</mo>
        <mrow>
          <msub>
            <mi mathvariant="italic">wf</mi>
            <msup>
              <mi>e</mi>
              <mi>'</mi>
            </msup>
          </msub>
        </mrow>
        <mo fence="true" stretchy="true">)</mo>
      </mrow>
      <mi>ϵ</mi>
      <mi mathvariant="italic">Po</mi>
      <msup>
        <mi>s</mi>
        <mi>'</mi>
      </msup>
      <mi>,</mi>
      <mi mathvariant="italic">Pos</mi>
      <mi>'</mi>
      <mi>∈</mi>
      <mi mathvariant="italic">Pos</mi>
    </mrow>
    <annotation encoding="StarMath 5.0">∀ {wf} rsub {e '} , DPos left ({wf} rsub {{e} ^ {'}} right ) ϵ Po {s} ^ {'} , Pos ' ∈ Pos</annotation>
  </semantics>
</math>
</file>

<file path=Object 56/content.xml><?xml version="1.0" encoding="utf-8"?>
<math xmlns="http://www.w3.org/1998/Math/MathML" display="block">
  <semantics>
    <mrow>
      <msub>
        <mi mathvariant="italic">wf</mi>
        <mrow>
          <mi>e</mi>
          <mi>'</mi>
        </mrow>
      </msub>
      <mo stretchy="false">=</mo>
      <mrow>
        <mo fence="true" stretchy="true">(</mo>
        <mrow>
          <mrow>
            <mi>w</mi>
            <mi>,</mi>
            <mi mathvariant="italic">case</mi>
            <mi>,</mi>
            <mi>n</mi>
            <mi>,</mi>
            <mi>g</mi>
          </mrow>
        </mrow>
        <mo fence="true" stretchy="true">)</mo>
      </mrow>
    </mrow>
    <annotation encoding="StarMath 5.0">{wf} rsub {e '} = left (w , case , n , g right )</annotation>
  </semantics>
</math>
</file>

<file path=Object 6/content.xml><?xml version="1.0" encoding="utf-8"?>
<math xmlns="http://www.w3.org/1998/Math/MathML" display="block">
  <semantics>
    <mrow>
      <mi>i</mi>
      <mo stretchy="false">=</mo>
      <mover accent="true">
        <mrow>
          <mn>1</mn>
          <mi>,</mi>
          <mi>n</mi>
        </mrow>
        <mo stretchy="false">´</mo>
      </mover>
    </mrow>
    <annotation encoding="StarMath 5.0">i = acute {1 , n}</annotation>
  </semantics>
</math>
</file>

<file path=Object 60/content.xml><?xml version="1.0" encoding="utf-8"?>
<math xmlns="http://www.w3.org/1998/Math/MathML" display="block">
  <semantics>
    <mrow>
      <mi>∀</mi>
      <msub>
        <mi mathvariant="italic">wf</mi>
        <mrow>
          <mi>e</mi>
          <mi>'</mi>
        </mrow>
      </msub>
      <mi>,</mi>
      <mi mathvariant="italic">DPos</mi>
      <mrow>
        <mrow>
          <mo fence="true" stretchy="true">(</mo>
          <mrow>
            <msub>
              <mi mathvariant="italic">wf</mi>
              <msup>
                <mi>e</mi>
                <mi>'</mi>
              </msup>
            </msub>
          </mrow>
          <mo fence="true" stretchy="true">)</mo>
        </mrow>
        <mo stretchy="false">=</mo>
        <mi mathvariant="italic">Глагол</mi>
      </mrow>
    </mrow>
    <annotation encoding="StarMath 5.0">∀ {wf} rsub {e '} , DPos left ({wf} rsub {{e} ^ {'}} right ) = Глагол</annotation>
  </semantics>
</math>
</file>

<file path=Object 62/content.xml><?xml version="1.0" encoding="utf-8"?>
<math xmlns="http://www.w3.org/1998/Math/MathML" display="block">
  <semantics>
    <mrow>
      <msub>
        <mi mathvariant="italic">wf</mi>
        <mrow>
          <mi>e</mi>
          <mi>'</mi>
        </mrow>
      </msub>
      <mo stretchy="false">=</mo>
      <mrow>
        <mo fence="true" stretchy="true">(</mo>
        <mrow>
          <mrow>
            <mi>w</mi>
            <mi>,</mi>
            <mi>t</mi>
            <mi>,</mi>
            <mi>n</mi>
            <mi>,</mi>
            <mi>p</mi>
          </mrow>
        </mrow>
        <mo fence="true" stretchy="true">)</mo>
      </mrow>
    </mrow>
    <annotation encoding="StarMath 5.0">{wf} rsub {e '} = left (w , t , n , p right )</annotation>
  </semantics>
</math>
</file>

<file path=Object 64/content.xml><?xml version="1.0" encoding="utf-8"?>
<math xmlns="http://www.w3.org/1998/Math/MathML" display="block">
  <semantics>
    <mrow>
      <mi>∀</mi>
      <msub>
        <mi mathvariant="italic">wf</mi>
        <mrow>
          <mi>e</mi>
          <mi>'</mi>
        </mrow>
      </msub>
      <mi>,</mi>
      <mi mathvariant="italic">DPos</mi>
      <mrow>
        <mrow>
          <mo fence="true" stretchy="true">(</mo>
          <mrow>
            <msub>
              <mi mathvariant="italic">wf</mi>
              <msup>
                <mi>e</mi>
                <mi>'</mi>
              </msup>
            </msub>
          </mrow>
          <mo fence="true" stretchy="true">)</mo>
        </mrow>
        <mo stretchy="false">=</mo>
        <mi mathvariant="italic">Глагол</mi>
      </mrow>
      <mi>,</mi>
      <mi>t</mi>
      <mrow>
        <mi>'</mi>
        <mo stretchy="false">=</mo>
        <mi mathvariant="italic">прошлое</mi>
      </mrow>
    </mrow>
    <annotation encoding="StarMath 5.0">∀ {wf} rsub {e '} , DPos left ({wf} rsub {{e} ^ {'}} right ) = Глагол , t ' = прошлое</annotation>
  </semantics>
</math>
</file>

<file path=Object 66/content.xml><?xml version="1.0" encoding="utf-8"?>
<math xmlns="http://www.w3.org/1998/Math/MathML" display="block">
  <semantics>
    <mrow>
      <msub>
        <mi mathvariant="italic">wf</mi>
        <mrow>
          <mi>e</mi>
          <mi>'</mi>
        </mrow>
      </msub>
      <mo stretchy="false">=</mo>
      <mrow>
        <mo fence="true" stretchy="true">(</mo>
        <mrow>
          <mrow>
            <mi>w</mi>
            <mi>,</mi>
            <mi>t</mi>
            <mi>'</mi>
            <mi>,</mi>
            <mi>n</mi>
            <mi>,</mi>
            <mi>g</mi>
            <mi>,</mi>
            <mi>p</mi>
          </mrow>
        </mrow>
        <mo fence="true" stretchy="true">)</mo>
      </mrow>
    </mrow>
    <annotation encoding="StarMath 5.0">{wf} rsub {e '} = left (w , t ' , n , g , p right )</annotation>
  </semantics>
</math>
</file>

<file path=Object 70/content.xml><?xml version="1.0" encoding="utf-8"?>
<math xmlns="http://www.w3.org/1998/Math/MathML" display="block">
  <semantics>
    <mrow>
      <mrow>
        <msub>
          <mi mathvariant="italic">wf</mi>
          <mi mathvariant="italic">nf</mi>
        </msub>
        <mo stretchy="false">=</mo>
        <mrow>
          <mo fence="true" stretchy="true">(</mo>
          <mrow>
            <mrow>
              <mi>w</mi>
              <mi>,</mi>
              <mi mathvariant="italic">cas</mi>
              <msup>
                <mi>e</mi>
                <mi>'</mi>
              </msup>
              <mi>,</mi>
              <msup>
                <mi>n</mi>
                <mi>'</mi>
              </msup>
              <mi>,</mi>
              <msup>
                <mi>g</mi>
                <mi>'</mi>
              </msup>
            </mrow>
          </mrow>
          <mo fence="true" stretchy="true">)</mo>
        </mrow>
      </mrow>
      <mi>,</mi>
      <msub>
        <mi mathvariant="italic">wf</mi>
        <mi mathvariant="italic">nf</mi>
      </msub>
      <mi>∈</mi>
      <mi mathvariant="italic">Wf</mi>
    </mrow>
    <annotation encoding="StarMath 5.0">{wf} rsub {nf} = left (w , cas {e} ^ {'} , {n} ^ {'} , {g} ^ {'} right ) , {wf} rsub {nf} ∈ Wf</annotation>
  </semantics>
</math>
</file>

<file path=Object 72/content.xml><?xml version="1.0" encoding="utf-8"?>
<math xmlns="http://www.w3.org/1998/Math/MathML" display="block">
  <semantics>
    <mrow>
      <mi mathvariant="italic">DPos</mi>
      <mi mathvariant="normal">:</mi>
      <mi>W</mi>
      <mi>→</mi>
      <mi mathvariant="italic">Pos</mi>
    </mrow>
    <annotation encoding="StarMath 5.0">DPos : W → Pos</annotation>
  </semantics>
</math>
</file>

<file path=Object 8/content.xml><?xml version="1.0" encoding="utf-8"?>
<math xmlns="http://www.w3.org/1998/Math/MathML" display="block">
  <semantics>
    <mrow>
      <mi>k</mi>
      <mrow>
        <mi>'</mi>
        <mo stretchy="false">=</mo>
        <mover accent="true">
          <mrow>
            <mn>1</mn>
            <mi>,</mi>
            <mi>k</mi>
          </mrow>
          <mo stretchy="false">´</mo>
        </mover>
      </mrow>
    </mrow>
    <annotation encoding="StarMath 5.0">k ' = acute {1 , k}</annotation>
  </semantics>
</math>
</file>